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style:font-name="Liberation Serif"/>
    </style:style>
    <style:style style:name="P14" style:family="paragraph" style:parent-style-name="Text_20_body">
      <style:text-properties officeooo:paragraph-rsid="0039f0fb"/>
    </style:style>
    <style:style style:name="P15" style:family="paragraph" style:parent-style-name="Text_20_body">
      <style:text-properties officeooo:paragraph-rsid="003ba153"/>
    </style:style>
    <style:style style:name="P16" style:family="paragraph" style:parent-style-name="Text_20_body">
      <style:text-properties officeooo:paragraph-rsid="0040c358"/>
    </style:style>
    <style:style style:name="P17" style:family="paragraph" style:parent-style-name="Text_20_body">
      <style:text-properties officeooo:paragraph-rsid="004260f0"/>
    </style:style>
    <style:style style:name="P18" style:family="paragraph" style:parent-style-name="Text_20_body">
      <style:text-properties officeooo:rsid="004260f0" officeooo:paragraph-rsid="004260f0"/>
    </style:style>
    <style:style style:name="P19" style:family="paragraph" style:parent-style-name="Text_20_body">
      <style:text-properties officeooo:rsid="00483e01" officeooo:paragraph-rsid="00483e01"/>
    </style:style>
    <style:style style:name="P20" style:family="paragraph" style:parent-style-name="Text_20_body">
      <style:text-properties officeooo:paragraph-rsid="00483e01"/>
    </style:style>
    <style:style style:name="P21" style:family="paragraph" style:parent-style-name="Text_20_body">
      <style:text-properties style:font-name="Liberation Mono" fo:font-size="13pt" officeooo:rsid="00483e01" officeooo:paragraph-rsid="00483e01" style:font-size-asian="13pt" style:font-size-complex="13pt"/>
    </style:style>
    <style:style style:name="P22" style:family="paragraph" style:parent-style-name="Text_20_body">
      <style:text-properties officeooo:paragraph-rsid="004991c2"/>
    </style:style>
    <style:style style:name="P23" style:family="paragraph" style:parent-style-name="Text_20_body">
      <style:text-properties officeooo:rsid="004991c2" officeooo:paragraph-rsid="004ca3f7"/>
    </style:style>
    <style:style style:name="P24" style:family="paragraph" style:parent-style-name="Text_20_body">
      <style:text-properties officeooo:paragraph-rsid="004ca3f7"/>
    </style:style>
    <style:style style:name="P25" style:family="paragraph" style:parent-style-name="Text_20_body">
      <style:text-properties officeooo:paragraph-rsid="004eebf0"/>
    </style:style>
    <style:style style:name="P26" style:family="paragraph" style:parent-style-name="Title">
      <style:text-properties officeooo:rsid="001d2066" officeooo:paragraph-rsid="001d2066"/>
    </style:style>
    <style:style style:name="P27" style:family="paragraph" style:parent-style-name="Preformatted_20_Text">
      <style:text-properties officeooo:rsid="001f52fa" officeooo:paragraph-rsid="001f52fa"/>
    </style:style>
    <style:style style:name="P28" style:family="paragraph" style:parent-style-name="Preformatted_20_Text">
      <style:text-properties officeooo:rsid="0020687b" officeooo:paragraph-rsid="0020687b"/>
    </style:style>
    <style:style style:name="P29"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30"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31" style:family="paragraph" style:parent-style-name="Preformatted_20_Text">
      <style:text-properties officeooo:rsid="00264ae7" officeooo:paragraph-rsid="00264ae7"/>
    </style:style>
    <style:style style:name="P32" style:family="paragraph" style:parent-style-name="Preformatted_20_Text">
      <style:text-properties officeooo:rsid="00281124" officeooo:paragraph-rsid="00281124"/>
    </style:style>
    <style:style style:name="P33" style:family="paragraph" style:parent-style-name="Preformatted_20_Text">
      <style:text-properties officeooo:rsid="00295a7c" officeooo:paragraph-rsid="00295a7c"/>
    </style:style>
    <style:style style:name="P34"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35" style:family="paragraph" style:parent-style-name="Preformatted_20_Text">
      <style:text-properties style:font-name="Liberation Serif" fo:font-size="12pt" style:font-size-asian="12pt" style:font-size-complex="12pt"/>
    </style:style>
    <style:style style:name="P36" style:family="paragraph" style:parent-style-name="Preformatted_20_Text">
      <style:text-properties style:font-name="Liberation Serif" fo:font-size="12pt" officeooo:paragraph-rsid="001f52fa" style:font-size-asian="12pt" style:font-size-complex="12pt"/>
    </style:style>
    <style:style style:name="P37" style:family="paragraph" style:parent-style-name="Preformatted_20_Text">
      <style:text-properties style:font-name="Liberation Serif" fo:font-size="12pt" officeooo:rsid="0020687b" officeooo:paragraph-rsid="0020687b" style:font-size-asian="12pt" style:font-size-complex="12pt"/>
    </style:style>
    <style:style style:name="P38" style:family="paragraph" style:parent-style-name="Preformatted_20_Text">
      <style:text-properties style:font-name="Liberation Serif" fo:font-size="12pt" officeooo:rsid="00264ae7" officeooo:paragraph-rsid="00264ae7" style:font-size-asian="12pt" style:font-size-complex="12pt"/>
    </style:style>
    <style:style style:name="P39" style:family="paragraph" style:parent-style-name="Preformatted_20_Text">
      <style:text-properties style:font-name="Liberation Serif" fo:font-size="12pt" officeooo:paragraph-rsid="00281124" style:font-size-asian="12pt" style:font-size-complex="12pt"/>
    </style:style>
    <style:style style:name="P40" style:family="paragraph" style:parent-style-name="Preformatted_20_Text">
      <style:text-properties style:font-name="Liberation Serif" fo:font-size="12pt" officeooo:rsid="00295a7c" officeooo:paragraph-rsid="00295a7c" style:font-size-asian="12pt" style:font-size-complex="12pt"/>
    </style:style>
    <style:style style:name="P41" style:family="paragraph" style:parent-style-name="Preformatted_20_Text">
      <style:text-properties style:font-name="Liberation Serif" fo:font-size="12pt" officeooo:paragraph-rsid="002b6fd5" style:font-size-asian="12pt" style:font-size-complex="12pt"/>
    </style:style>
    <style:style style:name="P42" style:family="paragraph" style:parent-style-name="Preformatted_20_Text">
      <style:text-properties style:font-name="Liberation Serif" fo:font-size="12pt" officeooo:rsid="002b6fd5" officeooo:paragraph-rsid="002b6fd5" style:font-size-asian="12pt" style:font-size-complex="12pt"/>
    </style:style>
    <style:style style:name="P43" style:family="paragraph" style:parent-style-name="Preformatted_20_Text">
      <style:text-properties style:font-name="Liberation Serif" fo:font-size="12pt" officeooo:rsid="002bf801" officeooo:paragraph-rsid="002bf801" style:font-size-asian="12pt" style:font-size-complex="12pt"/>
    </style:style>
    <style:style style:name="P44" style:family="paragraph" style:parent-style-name="Preformatted_20_Text">
      <style:text-properties style:font-name="Liberation Serif" fo:font-size="12pt" officeooo:paragraph-rsid="002c3ae2" style:font-size-asian="12pt" style:font-size-complex="12pt"/>
    </style:style>
    <style:style style:name="P45" style:family="paragraph" style:parent-style-name="Preformatted_20_Text">
      <style:text-properties style:font-name="Liberation Serif" fo:font-size="12pt" officeooo:rsid="002c3ae2" officeooo:paragraph-rsid="002c3ae2" style:font-size-asian="12pt" style:font-size-complex="12pt"/>
    </style:style>
    <style:style style:name="P46" style:family="paragraph" style:parent-style-name="Preformatted_20_Text">
      <style:text-properties style:font-name="Liberation Serif" fo:font-size="12pt" officeooo:rsid="002d5782" officeooo:paragraph-rsid="002d5782" style:font-size-asian="12pt" style:font-size-complex="12pt"/>
    </style:style>
    <style:style style:name="P47" style:family="paragraph" style:parent-style-name="Preformatted_20_Text">
      <style:text-properties style:font-name="Liberation Serif" fo:font-size="12pt" officeooo:rsid="002f5639" officeooo:paragraph-rsid="002f5639" style:font-size-asian="12pt" style:font-size-complex="12pt"/>
    </style:style>
    <style:style style:name="P48" style:family="paragraph" style:parent-style-name="Preformatted_20_Text">
      <style:text-properties style:font-name="Liberation Serif" fo:font-size="12pt" officeooo:paragraph-rsid="0030d36e" style:font-size-asian="12pt" style:font-size-complex="12pt"/>
    </style:style>
    <style:style style:name="P49" style:family="paragraph" style:parent-style-name="Preformatted_20_Text">
      <style:text-properties style:font-name="Liberation Serif" fo:font-size="12pt" officeooo:paragraph-rsid="003106a2" style:font-size-asian="12pt" style:font-size-complex="12pt"/>
    </style:style>
    <style:style style:name="P50" style:family="paragraph" style:parent-style-name="Preformatted_20_Text">
      <style:text-properties style:font-name="Liberation Serif" fo:font-size="12pt" officeooo:rsid="00331b48" officeooo:paragraph-rsid="00331b48" style:font-size-asian="12pt" style:font-size-complex="12pt"/>
    </style:style>
    <style:style style:name="P51"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52"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53"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54"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55" style:family="paragraph" style:parent-style-name="Preformatted_20_Text">
      <style:text-properties officeooo:paragraph-rsid="0039f0fb"/>
    </style:style>
    <style:style style:name="P56" style:family="paragraph" style:parent-style-name="Preformatted_20_Text">
      <style:text-properties fo:font-size="13pt" style:font-size-asian="13pt" style:font-size-complex="13pt"/>
    </style:style>
    <style:style style:name="P57" style:family="paragraph" style:parent-style-name="Preformatted_20_Text">
      <style:text-properties officeooo:paragraph-rsid="004991c2"/>
    </style:style>
    <style:style style:name="P58" style:family="paragraph" style:parent-style-name="Standard">
      <style:paragraph-properties style:line-height-at-least="0.318cm"/>
      <style:text-properties fo:color="#333333" style:font-name="Consolas1" fo:font-size="6.59999990463257pt" fo:font-weight="normal" fo:background-color="#f5f5f5"/>
    </style:style>
    <style:style style:name="P59" style:family="paragraph" style:parent-style-name="Standard">
      <style:text-properties fo:color="#333333" style:font-name="Consolas1" fo:font-size="13pt" fo:font-weight="normal" officeooo:rsid="001f52fa" officeooo:paragraph-rsid="001f52fa" fo:background-color="#f5f5f5" style:font-size-asian="13pt" style:font-size-complex="13pt"/>
    </style:style>
    <style:style style:name="P60" style:family="paragraph" style:parent-style-name="Standard">
      <style:paragraph-properties style:line-height-at-least="0.318cm"/>
      <style:text-properties fo:color="#333333" style:font-name="Consolas1" fo:font-size="13pt" fo:font-weight="normal" fo:background-color="#f5f5f5" style:font-size-asian="13pt" style:font-size-complex="13pt"/>
    </style:style>
    <style:style style:name="P61" style:family="paragraph" style:parent-style-name="Standard">
      <style:paragraph-properties style:line-height-at-least="0.318cm"/>
      <style:text-properties fo:color="#333333" fo:background-color="#f5f5f5"/>
    </style:style>
    <style:style style:name="P62" style:family="paragraph" style:parent-style-name="Standard">
      <style:paragraph-properties style:line-height-at-least="0.318cm"/>
      <style:text-properties fo:color="#333333" fo:font-size="13pt" fo:background-color="#f5f5f5" style:font-size-asian="13pt" style:font-size-complex="13pt"/>
    </style:style>
    <style:style style:name="P63"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64" style:family="paragraph" style:parent-style-name="Standard">
      <style:text-properties officeooo:paragraph-rsid="0034e0e4"/>
    </style:style>
    <style:style style:name="P65" style:family="paragraph" style:parent-style-name="Standard">
      <style:text-properties officeooo:paragraph-rsid="0036710c"/>
    </style:style>
    <style:style style:name="P66" style:family="paragraph" style:parent-style-name="Standard">
      <style:paragraph-properties style:line-height-at-least="0.318cm"/>
      <style:text-properties fo:color="#777777" style:font-name="Consolas1" fo:font-size="13pt" fo:font-weight="normal" fo:background-color="#f5f5f5" style:font-size-asian="13pt" style:font-size-complex="13pt"/>
    </style:style>
    <style:style style:name="P67" style:family="paragraph" style:parent-style-name="Standard">
      <style:paragraph-properties style:line-height-at-least="0.318cm"/>
      <style:text-properties fo:color="#777777" style:font-name="Consolas1" fo:font-size="13pt" fo:font-weight="normal" officeooo:paragraph-rsid="004260f0" fo:background-color="#f5f5f5" style:font-size-asian="13pt" style:font-size-complex="13pt"/>
    </style:style>
    <style:style style:name="P68" style:family="paragraph" style:parent-style-name="Standard">
      <style:text-properties fo:color="#777777" style:font-name="Consolas1" fo:font-size="13pt" fo:font-weight="normal" officeooo:rsid="004991c2" officeooo:paragraph-rsid="004ca3f7" fo:background-color="#f5f5f5" style:font-size-asian="13pt" style:font-size-complex="13pt"/>
    </style:style>
    <style:style style:name="P69" style:family="paragraph" style:parent-style-name="Standard">
      <style:paragraph-properties style:line-height-at-least="0.318cm"/>
      <style:text-properties fo:color="#448c27" fo:font-size="13pt" fo:background-color="#f5f5f5" style:font-size-asian="13pt" style:font-size-complex="13pt"/>
    </style:style>
    <style:style style:name="P70" style:family="paragraph" style:parent-style-name="Standard">
      <style:paragraph-properties style:line-height-at-least="0.318cm"/>
      <style:text-properties fo:font-size="13pt" style:font-size-asian="13pt" style:font-size-complex="13pt"/>
    </style:style>
    <style:style style:name="P71" style:family="paragraph" style:parent-style-name="Standard">
      <style:paragraph-properties style:line-height-at-least="0.318cm"/>
    </style:style>
    <style:style style:name="P72" style:family="paragraph" style:parent-style-name="Standard">
      <style:text-properties officeooo:paragraph-rsid="003ba153"/>
    </style:style>
    <style:style style:name="P73" style:family="paragraph" style:parent-style-name="Standard">
      <style:text-properties officeooo:paragraph-rsid="004260f0"/>
    </style:style>
    <style:style style:name="P74" style:family="paragraph" style:parent-style-name="Preformatted_20_Text">
      <style:paragraph-properties fo:margin-top="0cm" fo:margin-bottom="0.499cm" loext:contextual-spacing="false"/>
    </style:style>
    <style:style style:name="P75"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76"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77" style:family="paragraph" style:parent-style-name="Heading_20_1">
      <style:text-properties officeooo:rsid="001f52fa" officeooo:paragraph-rsid="001f52fa"/>
    </style:style>
    <style:style style:name="P78" style:family="paragraph" style:parent-style-name="Heading_20_1">
      <style:text-properties officeooo:rsid="002b6fd5" officeooo:paragraph-rsid="002b6fd5"/>
    </style:style>
    <style:style style:name="P79" style:family="paragraph" style:parent-style-name="Heading_20_1">
      <style:text-properties officeooo:rsid="0034e0e4" officeooo:paragraph-rsid="0034e0e4"/>
    </style:style>
    <style:style style:name="P80" style:family="paragraph" style:parent-style-name="Heading_20_1">
      <style:text-properties officeooo:paragraph-rsid="0039f0fb"/>
    </style:style>
    <style:style style:name="P81" style:family="paragraph" style:parent-style-name="Heading_20_1">
      <style:text-properties officeooo:paragraph-rsid="0040c358"/>
    </style:style>
    <style:style style:name="P82" style:family="paragraph" style:parent-style-name="Heading_20_1">
      <style:text-properties officeooo:rsid="00483e01" officeooo:paragraph-rsid="00483e01"/>
    </style:style>
    <style:style style:name="P83" style:family="paragraph" style:parent-style-name="Standard">
      <style:paragraph-properties style:line-height-at-least="0.318cm"/>
      <style:text-properties fo:color="#777777" style:font-name="Consolas1" fo:font-size="13pt" fo:font-weight="normal" fo:background-color="#f5f5f5" style:font-size-asian="13pt" style:font-size-complex="13pt"/>
    </style:style>
    <style:style style:name="P84"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5" style:family="paragraph" style:parent-style-name="Text_20_body">
      <style:text-properties officeooo:rsid="004991c2" officeooo:paragraph-rsid="004ca3f7"/>
    </style:style>
    <style:style style:name="P86" style:family="paragraph" style:parent-style-name="Text_20_body">
      <style:text-properties officeooo:rsid="004ad604" officeooo:paragraph-rsid="004ca3f7"/>
    </style:style>
    <style:style style:name="P87" style:family="paragraph" style:parent-style-name="Text_20_body">
      <style:text-properties officeooo:rsid="004f4200" officeooo:paragraph-rsid="004f4200"/>
    </style:style>
    <style:style style:name="P88" style:family="paragraph" style:parent-style-name="Text_20_body">
      <style:text-properties style:font-name="Liberation Mono" fo:font-size="13pt" officeooo:rsid="004f4200" officeooo:paragraph-rsid="004f4200"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1" fo:font-weight="normal"/>
    </style:style>
    <style:style style:name="T6" style:family="text">
      <style:text-properties fo:color="#7a3e9d" style:font-name="Consolas1" fo:font-weight="bold"/>
    </style:style>
    <style:style style:name="T7" style:family="text">
      <style:text-properties fo:color="#7a3e9d" style:font-name="Consolas1" fo:font-size="13pt" fo:font-weight="normal" fo:background-color="#f5f5f5" loext:char-shading-value="0" style:font-size-asian="13pt" style:font-size-complex="13pt"/>
    </style:style>
    <style:style style:name="T8" style:family="text">
      <style:text-properties fo:color="#7a3e9d" style:font-name="Consolas1" fo:font-size="13pt" fo:font-weight="normal" officeooo:rsid="003ba153" fo:background-color="#f5f5f5" loext:char-shading-value="0" style:font-size-asian="13pt" style:font-size-complex="13pt"/>
    </style:style>
    <style:style style:name="T9" style:family="text">
      <style:text-properties fo:color="#7a3e9d" style:font-name="Consolas1" fo:font-size="13pt" fo:font-weight="bold" fo:background-color="#f5f5f5" loext:char-shading-value="0" style:font-size-asian="13pt" style:font-size-complex="13pt"/>
    </style:style>
    <style:style style:name="T10" style:family="text">
      <style:text-properties fo:color="#7a3e9d" style:font-name="Consolas1" fo:font-size="13pt" fo:font-weight="bold" officeooo:rsid="003ba153" fo:background-color="#f5f5f5" loext:char-shading-value="0" style:font-size-asian="13pt" style:font-size-complex="13pt"/>
    </style:style>
    <style:style style:name="T11" style:family="text">
      <style:text-properties fo:color="#7a3e9d" style:font-name="Consolas1" fo:font-size="13pt" fo:font-weight="bold" officeooo:rsid="004260f0" fo:background-color="#f5f5f5" loext:char-shading-value="0" style:font-size-asian="13pt" style:font-size-complex="13pt"/>
    </style:style>
    <style:style style:name="T12" style:family="text">
      <style:text-properties fo:color="#7a3e9d" style:font-name="Consolas1" fo:font-size="13pt" fo:font-weight="bold" officeooo:rsid="00483e01" fo:background-color="#f5f5f5" loext:char-shading-value="0" style:font-name-asian="NSimSun1" style:font-size-asian="13pt" style:font-name-complex="Liberation Mono" style:font-size-complex="13pt"/>
    </style:style>
    <style:style style:name="T13" style:family="text">
      <style:text-properties fo:color="#7a3e9d" style:font-name="Consolas1" fo:font-size="13pt" fo:font-weight="bold" officeooo:rsid="004991c2" fo:background-color="#f5f5f5" loext:char-shading-value="0" style:font-name-asian="NSimSun1" style:font-size-asian="13pt" style:font-name-complex="Liberation Mono" style:font-size-complex="13pt"/>
    </style:style>
    <style:style style:name="T14" style:family="text">
      <style:text-properties fo:color="#7a3e9d" style:font-name="Consolas" fo:font-size="13pt" fo:font-weight="bold" fo:background-color="#f5f5f5" loext:char-shading-value="0" style:font-size-asian="13pt" style:font-size-complex="13pt"/>
    </style:style>
    <style:style style:name="T15" style:family="text">
      <style:text-properties fo:color="#7a3e9d" fo:font-weight="normal"/>
    </style:style>
    <style:style style:name="T16" style:family="text">
      <style:text-properties fo:color="#4b69c6"/>
    </style:style>
    <style:style style:name="T17" style:family="text">
      <style:text-properties fo:color="#4b69c6" style:font-name="Consolas1" fo:font-weight="normal"/>
    </style:style>
    <style:style style:name="T18" style:family="text">
      <style:text-properties fo:color="#4b69c6" style:font-name="Consolas1" fo:font-size="13pt" fo:font-weight="normal" fo:background-color="#f5f5f5" loext:char-shading-value="0" style:font-size-asian="13pt" style:font-size-complex="13pt"/>
    </style:style>
    <style:style style:name="T19" style:family="text">
      <style:text-properties fo:color="#4b69c6" style:font-name="Consolas1" fo:font-size="13pt" fo:font-weight="normal" officeooo:rsid="003ba153" fo:background-color="#f5f5f5" loext:char-shading-value="0" style:font-size-asian="13pt" style:font-size-complex="13pt"/>
    </style:style>
    <style:style style:name="T20" style:family="text">
      <style:text-properties fo:color="#4b69c6" style:font-name="Consolas1" fo:font-size="13pt" fo:font-weight="normal" officeooo:rsid="004260f0" fo:background-color="#f5f5f5" loext:char-shading-value="0" style:font-size-asian="13pt" style:font-size-complex="13pt"/>
    </style:style>
    <style:style style:name="T21" style:family="text">
      <style:text-properties fo:color="#4b69c6" style:font-name="Consolas1" fo:font-size="13pt" fo:font-weight="normal" officeooo:rsid="00483e01" fo:background-color="#f5f5f5" loext:char-shading-value="0" style:font-size-asian="13pt" style:font-size-complex="13pt"/>
    </style:style>
    <style:style style:name="T22" style:family="text">
      <style:text-properties fo:color="#4b69c6" style:font-name="Consolas" fo:font-size="13pt" fo:font-weight="normal" fo:background-color="#f5f5f5" loext:char-shading-value="0" style:font-size-asian="13pt" style:font-size-complex="13pt"/>
    </style:style>
    <style:style style:name="T23" style:family="text">
      <style:text-properties fo:color="#4b69c6" fo:font-weight="normal"/>
    </style:style>
    <style:style style:name="T24" style:family="text">
      <style:text-properties style:font-name="Consolas1" fo:font-weight="normal"/>
    </style:style>
    <style:style style:name="T25" style:family="text">
      <style:text-properties style:font-name="Consolas1" fo:font-style="italic" fo:font-weight="normal"/>
    </style:style>
    <style:style style:name="T26" style:family="text">
      <style:text-properties fo:color="#448c27" style:font-name="Consolas1" fo:font-style="italic" fo:font-weight="normal"/>
    </style:style>
    <style:style style:name="T27" style:family="text">
      <style:text-properties fo:color="#448c27" style:font-name="Consolas1" fo:font-weight="normal"/>
    </style:style>
    <style:style style:name="T28" style:family="text">
      <style:text-properties fo:color="#448c27" style:font-name="Consolas1" fo:font-size="13pt" fo:font-weight="normal" fo:background-color="#f5f5f5" loext:char-shading-value="0" style:font-size-asian="13pt" style:font-size-complex="13pt"/>
    </style:style>
    <style:style style:name="T29" style:family="text">
      <style:text-properties fo:color="#448c27" style:font-name="Consolas1" fo:font-size="13pt" fo:font-weight="normal" officeooo:rsid="003d64ed" fo:background-color="#f5f5f5" loext:char-shading-value="0" style:font-size-asian="13pt" style:font-size-complex="13pt"/>
    </style:style>
    <style:style style:name="T30" style:family="text">
      <style:text-properties fo:color="#448c27" style:font-name="Consolas1" fo:font-size="13pt" fo:font-weight="normal" officeooo:rsid="004eebf0" fo:background-color="#f5f5f5" loext:char-shading-value="0" style:font-size-asian="13pt" style:font-size-complex="13pt"/>
    </style:style>
    <style:style style:name="T31" style:family="text">
      <style:text-properties fo:color="#448c27" style:font-name="Consolas" fo:font-size="13pt" fo:font-weight="normal" fo:background-color="#f5f5f5" loext:char-shading-value="0" style:font-size-asian="13pt" style:font-size-complex="13pt"/>
    </style:style>
    <style:style style:name="T32" style:family="text">
      <style:text-properties fo:color="#448c27" fo:font-weight="normal"/>
    </style:style>
    <style:style style:name="T33" style:family="text">
      <style:text-properties fo:color="#aa3731" style:font-name="Consolas1" fo:font-weight="bold"/>
    </style:style>
    <style:style style:name="T34" style:family="text">
      <style:text-properties fo:color="#aa3731" style:font-name="Consolas1" fo:font-size="13pt" fo:font-weight="bold" fo:background-color="#f5f5f5" loext:char-shading-value="0" style:font-size-asian="13pt" style:font-size-complex="13pt"/>
    </style:style>
    <style:style style:name="T35" style:family="text">
      <style:text-properties fo:color="#aa3731" style:font-name="Consolas" fo:font-size="13pt" fo:font-weight="bold" fo:background-color="#f5f5f5" loext:char-shading-value="0" style:font-size-asian="13pt" style:font-size-complex="13pt"/>
    </style:style>
    <style:style style:name="T36" style:family="text">
      <style:text-properties fo:color="#aa3731" fo:font-weight="bold"/>
    </style:style>
    <style:style style:name="T37" style:family="text">
      <style:text-properties fo:color="#777777"/>
    </style:style>
    <style:style style:name="T38" style:family="text">
      <style:text-properties fo:color="#777777" style:font-name="Consolas1" fo:font-size="6.59999990463257pt" fo:font-weight="normal"/>
    </style:style>
    <style:style style:name="T39" style:family="text">
      <style:text-properties fo:color="#777777" style:font-name="Consolas1" fo:font-weight="normal"/>
    </style:style>
    <style:style style:name="T40" style:family="text">
      <style:text-properties fo:color="#777777" style:font-name="Consolas1" fo:font-size="13pt" fo:font-weight="normal" fo:background-color="#f5f5f5" loext:char-shading-value="0" style:font-size-asian="13pt" style:font-size-complex="13pt"/>
    </style:style>
    <style:style style:name="T41" style:family="text">
      <style:text-properties fo:color="#777777" style:font-name="Consolas1" fo:font-size="13pt" fo:font-weight="normal" officeooo:rsid="003ba153" fo:background-color="#f5f5f5" loext:char-shading-value="0" style:font-size-asian="13pt" style:font-size-complex="13pt"/>
    </style:style>
    <style:style style:name="T42" style:family="text">
      <style:text-properties fo:color="#777777" style:font-name="Consolas1" fo:font-size="13pt" fo:font-weight="normal" officeooo:rsid="004260f0" fo:background-color="#f5f5f5" loext:char-shading-value="0" style:font-size-asian="13pt" style:font-size-complex="13pt"/>
    </style:style>
    <style:style style:name="T43" style:family="text">
      <style:text-properties fo:color="#777777" style:font-name="Consolas1" fo:font-size="13pt" fo:font-weight="normal" officeooo:rsid="00483e01" fo:background-color="#f5f5f5" loext:char-shading-value="0" style:font-size-asian="13pt" style:font-size-complex="13pt"/>
    </style:style>
    <style:style style:name="T44" style:family="text">
      <style:text-properties fo:color="#777777" fo:font-weight="bold"/>
    </style:style>
    <style:style style:name="T45" style:family="text">
      <style:text-properties fo:color="#777777" style:font-name="Liberation Serif" fo:font-size="12pt" fo:font-weight="normal" fo:background-color="#f5f5f5" loext:char-shading-value="0" style:font-size-asian="12pt" style:font-size-complex="12pt"/>
    </style:style>
    <style:style style:name="T46" style:family="text">
      <style:text-properties fo:color="#777777" style:font-name="Consolas" fo:font-size="13pt" fo:font-weight="normal" fo:background-color="#f5f5f5" loext:char-shading-value="0" style:font-size-asian="13pt" style:font-size-complex="13pt"/>
    </style:style>
    <style:style style:name="T47" style:family="text">
      <style:text-properties fo:color="#777777" fo:font-weight="normal"/>
    </style:style>
    <style:style style:name="T48" style:family="text">
      <style:text-properties officeooo:rsid="0025eca0"/>
    </style:style>
    <style:style style:name="T49" style:family="text">
      <style:text-properties officeooo:rsid="00281124"/>
    </style:style>
    <style:style style:name="T50" style:family="text">
      <style:text-properties officeooo:rsid="002ab93e"/>
    </style:style>
    <style:style style:name="T51" style:family="text">
      <style:text-properties officeooo:rsid="002b6fd5"/>
    </style:style>
    <style:style style:name="T52" style:family="text">
      <style:text-properties officeooo:rsid="002bf801"/>
    </style:style>
    <style:style style:name="T53" style:family="text">
      <style:text-properties officeooo:rsid="002c3ae2"/>
    </style:style>
    <style:style style:name="T54" style:family="text">
      <style:text-properties officeooo:rsid="0030d36e"/>
    </style:style>
    <style:style style:name="T55" style:family="text">
      <style:text-properties fo:color="#9c5d27" style:font-name="Consolas1" fo:font-weight="normal"/>
    </style:style>
    <style:style style:name="T56" style:family="text">
      <style:text-properties fo:color="#9c5d27" style:font-name="Consolas" fo:font-size="13pt" fo:font-weight="normal" fo:background-color="#f5f5f5" loext:char-shading-value="0" style:font-size-asian="13pt" style:font-size-complex="13pt"/>
    </style:style>
    <style:style style:name="T57" style:family="text">
      <style:text-properties fo:color="#9c5d27" fo:font-weight="normal"/>
    </style:style>
    <style:style style:name="T58" style:family="text">
      <style:text-properties fo:color="#333333" style:font-name="Consolas1" fo:font-size="13pt" fo:font-weight="normal" fo:background-color="#f5f5f5" loext:char-shading-value="0" style:font-size-asian="13pt" style:font-size-complex="13pt"/>
    </style:style>
    <style:style style:name="T59" style:family="text">
      <style:text-properties fo:color="#333333" style:font-name="Consolas1" fo:font-size="13pt" fo:font-weight="normal" officeooo:rsid="003ba153" fo:background-color="#f5f5f5" loext:char-shading-value="0" style:font-size-asian="13pt" style:font-size-complex="13pt"/>
    </style:style>
    <style:style style:name="T60" style:family="text">
      <style:text-properties fo:color="#333333" style:font-name="Consolas1" fo:font-size="13pt" fo:font-weight="normal" officeooo:rsid="004260f0" fo:background-color="#f5f5f5" loext:char-shading-value="0" style:font-size-asian="13pt" style:font-size-complex="13pt"/>
    </style:style>
    <style:style style:name="T61" style:family="text">
      <style:text-properties fo:color="#333333" style:font-name="Consolas1" fo:font-size="13pt" fo:font-weight="normal" officeooo:rsid="00483e01" fo:background-color="#f5f5f5" loext:char-shading-value="0" style:font-size-asian="13pt" style:font-size-complex="13pt"/>
    </style:style>
    <style:style style:name="T62" style:family="text">
      <style:text-properties fo:color="#333333" fo:font-size="13pt" fo:background-color="#f5f5f5" loext:char-shading-value="0" style:font-size-asian="13pt" style:font-size-complex="13pt"/>
    </style:style>
    <style:style style:name="T63" style:family="text">
      <style:text-properties fo:color="#333333" style:font-name="Consolas" fo:font-size="13pt" fo:background-color="#f5f5f5" loext:char-shading-value="0" style:font-size-asian="13pt" style:font-size-complex="13pt"/>
    </style:style>
    <style:style style:name="T64" style:family="text">
      <style:text-properties fo:color="#333333" style:font-name="Consolas" fo:font-size="13pt" fo:font-weight="normal" fo:background-color="#f5f5f5" loext:char-shading-value="0" style:font-size-asian="13pt" style:font-size-complex="13pt"/>
    </style:style>
    <style:style style:name="T65" style:family="text">
      <style:text-properties fo:color="#aaaaaa" style:font-name="Consolas1" fo:font-style="italic" fo:font-weight="normal"/>
    </style:style>
    <style:style style:name="T66" style:family="text">
      <style:text-properties style:font-name="Liberation Serif"/>
    </style:style>
    <style:style style:name="T67" style:family="text">
      <style:text-properties style:font-name="Liberation Serif" fo:font-size="12pt" officeooo:rsid="0036710c" style:font-size-asian="12pt" style:font-size-complex="12pt"/>
    </style:style>
    <style:style style:name="T68" style:family="text">
      <style:text-properties style:font-name="Liberation Serif" fo:font-size="12pt" officeooo:rsid="00483e01" style:font-size-asian="12pt" style:font-size-complex="12pt"/>
    </style:style>
    <style:style style:name="T69" style:family="text">
      <style:text-properties style:font-name="Liberation Serif" fo:font-size="12pt" officeooo:rsid="004991c2" style:font-size-asian="12pt" style:font-size-complex="12pt"/>
    </style:style>
    <style:style style:name="T70" style:family="text">
      <style:text-properties style:font-name="Liberation Serif" fo:font-size="12pt" officeooo:rsid="004ca3f7" style:font-size-asian="12pt" style:font-size-complex="12pt"/>
    </style:style>
    <style:style style:name="T71" style:family="text">
      <style:text-properties style:font-name="Liberation Serif" fo:font-size="12pt" officeooo:rsid="004eebf0" style:font-size-asian="12pt" style:font-size-complex="12pt"/>
    </style:style>
    <style:style style:name="T72" style:family="text">
      <style:text-properties style:font-name="Liberation Serif" officeooo:rsid="0034e0e4"/>
    </style:style>
    <style:style style:name="T73" style:family="text">
      <style:text-properties style:font-name="Liberation Serif" officeooo:rsid="0036710c"/>
    </style:style>
    <style:style style:name="T74" style:family="text">
      <style:text-properties style:font-name="Liberation Serif" officeooo:rsid="0039f0fb"/>
    </style:style>
    <style:style style:name="T75" style:family="text">
      <style:text-properties style:font-name="Liberation Serif" fo:font-size="13pt" officeooo:rsid="0039f0fb" style:font-size-asian="13pt" style:font-size-complex="13pt"/>
    </style:style>
    <style:style style:name="T76" style:family="text">
      <style:text-properties style:font-name="Liberation Serif" fo:font-size="13pt" officeooo:rsid="004991c2" style:font-size-asian="13pt" style:font-size-complex="13pt"/>
    </style:style>
    <style:style style:name="T77" style:family="text">
      <style:text-properties style:font-name="Liberation Serif" officeooo:rsid="003ba153"/>
    </style:style>
    <style:style style:name="T78" style:family="text">
      <style:text-properties style:font-name="Liberation Serif" officeooo:rsid="003ba153" style:font-name-asian="NSimSun1" style:font-name-complex="Liberation Mono"/>
    </style:style>
    <style:style style:name="T79" style:family="text">
      <style:text-properties style:font-name="Liberation Serif" officeooo:rsid="003d64ed"/>
    </style:style>
    <style:style style:name="T80" style:family="text">
      <style:text-properties style:font-name="Liberation Serif" officeooo:rsid="003e7041"/>
    </style:style>
    <style:style style:name="T81" style:family="text">
      <style:text-properties style:font-name="Liberation Serif" officeooo:rsid="003f754f"/>
    </style:style>
    <style:style style:name="T82" style:family="text">
      <style:text-properties style:font-name="Liberation Serif" officeooo:rsid="0040c358"/>
    </style:style>
    <style:style style:name="T83" style:family="text">
      <style:text-properties style:font-name="Liberation Serif" officeooo:rsid="004260f0"/>
    </style:style>
    <style:style style:name="T84" style:family="text">
      <style:text-properties style:font-name="Liberation Serif" officeooo:rsid="004ca3f7"/>
    </style:style>
    <style:style style:name="T85" style:family="text">
      <style:text-properties style:font-name-asian="NSimSun1" style:font-name-complex="Liberation Mono"/>
    </style:style>
    <style:style style:name="T86" style:family="text">
      <style:text-properties officeooo:rsid="001f52fa" style:font-name-asian="NSimSun1" style:font-name-complex="Liberation Mono"/>
    </style:style>
    <style:style style:name="T87" style:family="text">
      <style:text-properties officeooo:rsid="00281124" style:font-name-asian="NSimSun1" style:font-name-complex="Liberation Mono"/>
    </style:style>
    <style:style style:name="T88" style:family="text">
      <style:text-properties officeooo:rsid="002b6fd5" style:font-name-asian="NSimSun1" style:font-name-complex="Liberation Mono"/>
    </style:style>
    <style:style style:name="T89" style:family="text">
      <style:text-properties officeooo:rsid="002c3ae2" style:font-name-asian="NSimSun1" style:font-name-complex="Liberation Mono"/>
    </style:style>
    <style:style style:name="T90" style:family="text">
      <style:text-properties officeooo:rsid="0030d36e" style:font-name-asian="NSimSun1" style:font-name-complex="Liberation Mono"/>
    </style:style>
    <style:style style:name="T91" style:family="text">
      <style:text-properties officeooo:rsid="003106a2" style:font-name-asian="NSimSun1" style:font-name-complex="Liberation Mono"/>
    </style:style>
    <style:style style:name="T92" style:family="text">
      <style:text-properties officeooo:rsid="0032efb6" style:font-name-asian="NSimSun1" style:font-name-complex="Liberation Mono"/>
    </style:style>
    <style:style style:name="T93" style:family="text">
      <style:text-properties officeooo:rsid="00340484" style:font-name-asian="NSimSun1" style:font-name-complex="Liberation Mono"/>
    </style:style>
    <style:style style:name="T94" style:family="text">
      <style:text-properties officeooo:rsid="0039f0fb"/>
    </style:style>
    <style:style style:name="T95" style:family="text">
      <style:text-properties officeooo:rsid="0040c358"/>
    </style:style>
    <style:style style:name="T96" style:family="text">
      <style:text-properties style:font-name="Liberation Mono" fo:font-size="13pt" officeooo:rsid="004991c2" style:font-size-asian="13pt" style:font-size-complex="13pt"/>
    </style:style>
    <style:style style:name="T97" style:family="text">
      <style:text-properties style:font-name="Liberation Mono" fo:font-size="13pt" officeooo:rsid="004ca3f7" style:font-size-asian="13pt" style:font-size-complex="13pt"/>
    </style:style>
    <style:style style:name="T98" style:family="text">
      <style:text-properties officeooo:rsid="004f4200"/>
    </style:style>
    <style:style style:name="T99"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ymfony</text:p>
      <text:h text:style-name="P76"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77" text:outline-level="1">Les trucs sympas à installer en plus :</text:h>
      <text:p text:style-name="P6">composer require annotations </text:p>
      <text:p text:style-name="P5">Pour pouvoir mettre les routes directement dans le contrôleur :</text:p>
      <text:p text:style-name="P59"><text:span text:style-name="T3">class</text:span> <text:span text:style-name="T4">LuckyController</text:span> <text:span text:style-name="T16">extends</text:span> <text:span text:style-name="T4">AbstractController</text:span></text:p>
      <text:p text:style-name="P66">{</text:p>
      <text:p text:style-name="P62">     <text:span text:style-name="T26">/**</text:span></text:p>
      <text:p text:style-name="P69">     <text:span text:style-name="T25">* @Route("/lucky/number")</text:span></text:p>
      <text:p text:style-name="P69">     <text:span text:style-name="T25">*/</text:span></text:p>
      <text:p text:style-name="P62">    <text:span text:style-name="T17">public</text:span><text:span text:style-name="T24"> </text:span><text:span text:style-name="T5">function</text:span><text:span text:style-name="T24"> </text:span><text:span text:style-name="T33">number</text:span><text:span text:style-name="T39">():</text:span><text:span text:style-name="T24"> </text:span><text:span text:style-name="T6">Response</text:span></text:p>
      <text:p text:style-name="P62">    <text:span text:style-name="T39">{</text:span></text:p>
      <text:p text:style-name="P12"/>
      <text:p text:style-name="P5"/>
      <text:p text:style-name="P34">composer require symfony/maker-bundle --dev</text:p>
      <text:p text:style-name="P36"><text:soft-page-break/><text:span text:style-name="T2">Pour créer des commandes, des contrôleurs, des entités (doctrine entity), m</text:span><text:span text:style-name="T86">ê</text:span><text:span text:style-name="T2">me des crud…</text:span></text:p>
      <text:p text:style-name="P36"/>
      <text:p text:style-name="P37">exemple<text:span text:style-name="T48">s</text:span> :</text:p>
      <text:p text:style-name="P28"/>
      <text:p text:style-name="P37">php bin/console make:controller BrandNewController</text:p>
      <text:p text:style-name="P35"/>
      <text:p text:style-name="P35">created: src/Controller/BrandNewController.php</text:p>
      <text:p text:style-name="P75">created: templates/brandnew/index.html.twig</text:p>
      <text:p text:style-name="P38">Pour les modèles (entities) et la base de donnée :</text:p>
      <text:p text:style-name="P38"/>
      <text:p text:style-name="P51">composer require symfony/orm-pack</text:p>
      <text:p text:style-name="P38"/>
      <text:p text:style-name="P39"><text:span text:style-name="T49">On configure la base de données dans le .env en développement. Par défaut, l’URL de la base de données </text:span><text:span text:style-name="T87">aura</text:span><text:span text:style-name="T49"> le nom du projet avec mysql si on n</text:span><text:span text:style-name="T87">e le change</text:span><text:span text:style-name="T49"> pas, mettre en commentaire (#) la ligne postgresql et décommenter la ligne mysql.</text:span></text:p>
      <text:p text:style-name="P40">On devrait ensuite taper : php bin/console doctrine:database:create mais en fait Laragon l’a déjà fait, et c’est même pour ça qu’il y avait déjà le bon nom (à défaut d’avoir déjà le bon serveur de base de données, <text:span text:style-name="T50">enlever le #, ça Laragon sait pas faire</text:span>).</text:p>
      <text:p text:style-name="P40"/>
      <text:h text:style-name="P78" text:outline-level="1">Créer sa première « entité »</text:h>
      <text:p text:style-name="P33"/>
      <text:p text:style-name="P41"><text:span text:style-name="T51">Maintenant on peut créer une entité, c’est à dire un modèle (</text:span><text:span text:style-name="T88">une</text:span><text:span text:style-name="T51"> classe) qui va correspondre à une table de la base de données avec tous ses champs (propriétés de la classe) qui vont correspondre aux colonnes de la table:</text:span></text:p>
      <text:p text:style-name="P41"/>
      <text:p text:style-name="P41">php bin/console make:entity</text:p>
      <text:p text:style-name="P41"/>
      <text:p text:style-name="P42">Génère un formulaire dans la console qui demande le nom de l’entité et de créer autant de champs qu’on veut.</text:p>
      <text:p text:style-name="P42"/>
      <text:p text:style-name="P43">Après on a le modèle avec toutes les propriétés (private, comme il se doit) et tous les getters et setters pour ces propriétés (cool!). </text:p>
      <text:p text:style-name="P44"><text:span text:style-name="T53">Et on n’a plus qu’à taper la commande suivante pour avoir </text:span><text:span text:style-name="T89">un fichier « migration » qui sera capable de générer la table.</text:span></text:p>
      <text:p text:style-name="P43"/>
      <text:p text:style-name="P43">php bin/console make:migration</text:p>
      <text:p text:style-name="P43"/>
      <text:p text:style-name="P45">On effectue la migration :</text:p>
      <text:p text:style-name="P43"/>
      <text:p text:style-name="P43">php bin/console doctrine:migrations:migrate</text:p>
      <text:p text:style-name="P43"/>
      <text:p text:style-name="P45">On peut aller vérifier dans le gestionnaire de base de données, la table y est bien.</text:p>
      <text:p text:style-name="P43"/>
      <text:p text:style-name="P46">Important : on peut rajouter des propriétés dans la classe manuellement, mais on peut aussi refaire make:entity pour mettre à jour la table.</text:p>
      <text:p text:style-name="P46">php bin/console make:entity --regenerate</text:p>
      <text:p text:style-name="P47">Génère les getters et les setters pour les nouvelles propriétés entrées manuellement.</text:p>
      <text:p text:style-name="P47">On refait ensuite la migration : <text:span text:style-name="T52">php bin/console doctrine:migrations:migrate </text:span>pour mettre à jour la table dans la base.</text:p>
      <text:p text:style-name="P41"/>
      <text:h text:style-name="Heading_20_1" text:outline-level="1"><text:soft-page-break/>Un contrôleur pour gérer mon entité</text:h>
      <text:p text:style-name="P8"/>
      <text:p text:style-name="P48"><text:span text:style-name="T54">php bin/console </text:span><text:span text:style-name="T90">make:controller n</text:span><text:span text:style-name="T91">om_de_l’entitéC</text:span><text:span text:style-name="T90">ontroller</text:span></text:p>
      <text:p text:style-name="P52"/>
      <text:p text:style-name="P53">Et faire l’implémenation.</text:p>
      <text:p text:style-name="P53">Mais comme je suis paresseuse, comme tout déveleppeur qui se respecte, je peux aussi demander à symfony de me faire directement le crud :</text:p>
      <text:p text:style-name="P53"/>
      <text:p text:style-name="P49"><text:span text:style-name="T91">php bin/console make:crud n</text:span><text:span text:style-name="T92">om_de_l’entité</text:span></text:p>
      <text:p text:style-name="P54"/>
      <text:p text:style-name="P50"><text:span text:style-name="T92">Q</text:span><text:span text:style-name="T85">ui va me générer : le contrôleur, les formulaires, les vues… </text:span><text:span text:style-name="T93">Evidemment, ça ne veut pas dire que tout le boulot est fait, il va y avoir du boulot côté css pour que ce soit joli à voir, et si mon entité est particulière, il me faudra rajouter du code, par exemple pour télécharger des images.</text:span></text:p>
      <text:p text:style-name="P30"/>
      <text:h text:style-name="P79" text:outline-level="1">Formulaire qui télécharge une image</text:h>
      <text:p text:style-name="P9"><text:span text:style-name="T66">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66">https://nouvelle-techno.fr/actualites/live-coding-upload-dimages-multiples-avec-symfony-4-et-5</text:span></text:a></text:p>
      <text:p text:style-name="P13">dans services.yaml, parameters, j’ai mis : </text:p>
      <text:p text:style-name="P10"><text:span text:style-name="Source_20_Text"><text:span text:style-name="T66">images_directory: '%kernel.project_dir%/public/uploads'</text:span></text:span></text:p>
      <text:p text:style-name="Text_20_body"><text:span text:style-name="Source_20_Text"><text:span text:style-name="T66">Et ajouté </text:span></text:span><text:span text:style-name="Source_20_Text"><text:span text:style-name="T72">l’input ‘image’ dans le $builder du fichier ImageType, le fichier qui génère automatiquement le formulaire.</text:span></text:span></text:p>
      <text:p text:style-name="P64"><text:span text:style-name="Source_20_Text"><text:span text:style-name="T40">&lt;?php</text:span></text:span></text:p>
      <text:p text:style-name="P70"/>
      <text:p text:style-name="P60"><text:span text:style-name="T16">namespace</text:span> <text:span text:style-name="T4">App</text:span><text:span text:style-name="T44">\</text:span><text:span text:style-name="T4">Form</text:span><text:span text:style-name="T37">;</text:span></text:p>
      <text:p text:style-name="P70"/>
      <text:p text:style-name="P60"><text:span text:style-name="T16">use</text:span> App<text:span text:style-name="T37">\</text:span>Entity<text:span text:style-name="T37">\</text:span><text:span text:style-name="T4">Image</text:span><text:span text:style-name="T37">;</text:span></text:p>
      <text:p text:style-name="P60"><text:span text:style-name="T16">use</text:span> Symfony<text:span text:style-name="T37">\</text:span>Component<text:span text:style-name="T37">\</text:span>Form<text:span text:style-name="T37">\</text:span><text:span text:style-name="T4">AbstractType</text:span><text:span text:style-name="T37">;</text:span></text:p>
      <text:p text:style-name="P60"><text:span text:style-name="T16">use</text:span> Symfony<text:span text:style-name="T37">\</text:span>Component<text:span text:style-name="T37">\</text:span>Form<text:span text:style-name="T37">\</text:span><text:span text:style-name="T4">FormBuilderInterface</text:span><text:span text:style-name="T37">;</text:span></text:p>
      <text:p text:style-name="P60"><text:span text:style-name="T16">use</text:span> Symfony<text:span text:style-name="T37">\</text:span>Component<text:span text:style-name="T37">\</text:span>Form<text:span text:style-name="T37">\</text:span>Extension<text:span text:style-name="T37">\</text:span>Core<text:span text:style-name="T37">\</text:span>Type<text:span text:style-name="T37">\</text:span><text:span text:style-name="T4">FileType</text:span><text:span text:style-name="T37">;</text:span></text:p>
      <text:p text:style-name="P60"><text:span text:style-name="T16">use</text:span> Symfony<text:span text:style-name="T37">\</text:span>Component<text:span text:style-name="T37">\</text:span>OptionsResolver<text:span text:style-name="T37">\</text:span><text:span text:style-name="T4">OptionsResolver</text:span><text:span text:style-name="T37">;</text:span></text:p>
      <text:p text:style-name="P70"/>
      <text:p text:style-name="P60"><text:span text:style-name="T3">class</text:span> <text:span text:style-name="T4">ImageType</text:span> <text:span text:style-name="T16">extends</text:span> <text:span text:style-name="T4">AbstractType</text:span></text:p>
      <text:p text:style-name="P66">{</text:p>
      <text:p text:style-name="P62">    <text:span text:style-name="T17">public</text:span><text:span text:style-name="T24"> </text:span><text:span text:style-name="T5">function</text:span><text:span text:style-name="T24"> </text:span><text:span text:style-name="T33">buildForm</text:span><text:span text:style-name="T39">(</text:span><text:span text:style-name="T6">FormBuilderInterface</text:span><text:span text:style-name="T24"> </text:span><text:span text:style-name="T39">$</text:span><text:span text:style-name="T5">builder</text:span><text:span text:style-name="T39">,</text:span><text:span text:style-name="T24"> </text:span><text:span text:style-name="T5">array</text:span><text:span text:style-name="T24"> </text:span><text:span text:style-name="T39">$</text:span><text:span text:style-name="T5">options</text:span><text:span text:style-name="T39">)</text:span></text:p>
      <text:p text:style-name="P62">    <text:span text:style-name="T39">{</text:span></text:p>
      <text:p text:style-name="P62">        <text:span text:style-name="T39">$</text:span><text:span text:style-name="T5">builder</text:span></text:p>
      <text:p text:style-name="P62">            <text:span text:style-name="T39">-&gt;</text:span><text:span text:style-name="T33">add</text:span><text:span text:style-name="T39">('</text:span><text:span text:style-name="T27">nom</text:span><text:span text:style-name="T39">')</text:span></text:p>
      <text:p text:style-name="P62">            <text:span text:style-name="T39">-&gt;</text:span><text:span text:style-name="T33">add</text:span><text:span text:style-name="T39">('</text:span><text:span text:style-name="T27">alt</text:span><text:span text:style-name="T39">')</text:span></text:p>
      <text:p text:style-name="P62">            <text:span text:style-name="T39">-&gt;</text:span><text:span text:style-name="T33">add</text:span><text:span text:style-name="T39">('</text:span><text:span text:style-name="T27">legend</text:span><text:span text:style-name="T39">')</text:span></text:p>
      <text:p text:style-name="P62">            <text:span text:style-name="T39">-&gt;</text:span><text:span text:style-name="T33">add</text:span><text:span text:style-name="T39">('</text:span><text:span text:style-name="T27">dossier</text:span><text:span text:style-name="T39">')</text:span></text:p>
      <text:p text:style-name="P62">            <text:span text:style-name="T39">-&gt;</text:span><text:span text:style-name="T33">add</text:span><text:span text:style-name="T39">('</text:span><text:span text:style-name="T27">imag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55">false</text:span><text:span text:style-name="T39">,</text:span></text:p>
      <text:p text:style-name="P62"><text:soft-page-break/>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true</text:span><text:span text:style-name="T39">])</text:span></text:p>
      <text:p text:style-name="P62">        <text:span text:style-name="T39">;</text:span></text:p>
      <text:p text:style-name="P62">    <text:span text:style-name="T39">}</text:span></text:p>
      <text:p text:style-name="P70"/>
      <text:p text:style-name="P62">    <text:span text:style-name="T17">public</text:span><text:span text:style-name="T24"> </text:span><text:span text:style-name="T5">function</text:span><text:span text:style-name="T24"> </text:span><text:span text:style-name="T33">configureOptions</text:span><text:span text:style-name="T39">(</text:span><text:span text:style-name="T6">OptionsResolver</text:span><text:span text:style-name="T24"> </text:span><text:span text:style-name="T39">$</text:span><text:span text:style-name="T5">resolver</text:span><text:span text:style-name="T39">)</text:span></text:p>
      <text:p text:style-name="P62">    <text:span text:style-name="T39">{</text:span></text:p>
      <text:p text:style-name="P62">        <text:span text:style-name="T39">$</text:span><text:span text:style-name="T5">resolver</text:span><text:span text:style-name="T39">-&gt;</text:span><text:span text:style-name="T33">setDefaults</text:span><text:span text:style-name="T39">([</text:span></text:p>
      <text:p text:style-name="P62">            <text:span text:style-name="T39">'</text:span><text:span text:style-name="T27">data_class</text:span><text:span text:style-name="T39">'</text:span><text:span text:style-name="T24"> </text:span><text:span text:style-name="T39">=&gt;</text:span><text:span text:style-name="T24"> </text:span><text:span text:style-name="T6">Image</text:span><text:span text:style-name="T39">::</text:span><text:span text:style-name="T17">class</text:span><text:span text:style-name="T39">,</text:span></text:p>
      <text:p text:style-name="P62">        <text:span text:style-name="T39">]);</text:span></text:p>
      <text:p text:style-name="P62">    <text:span text:style-name="T39">}</text:span></text:p>
      <text:p text:style-name="P66">}</text:p>
      <text:p text:style-name="P58"/>
      <text:p text:style-name="P11"><text:span text:style-name="Source_20_Text"><text:span text:style-name="T73">Et bien sûr, il faut gérer l’image dans le contrôleur également :</text:span></text:span></text:p>
      <text:p text:style-name="P65"><text:span text:style-name="Source_20_Text"><text:span text:style-name="T62"> </text:span></text:span><text:span text:style-name="Source_20_Text"><text:span text:style-name="T18">public</text:span></text:span><text:span text:style-name="Source_20_Text"><text:span text:style-name="T58"> </text:span></text:span><text:span text:style-name="Source_20_Text"><text:span text:style-name="T7">function</text:span></text:span><text:span text:style-name="Source_20_Text"><text:span text:style-name="T58"> </text:span></text:span><text:span text:style-name="Source_20_Text"><text:span text:style-name="T34">new</text:span></text:span><text:span text:style-name="Source_20_Text"><text:span text:style-name="T40">(</text:span></text:span><text:span text:style-name="Source_20_Text"><text:span text:style-name="T9">Request</text:span></text:span><text:span text:style-name="Source_20_Text"><text:span text:style-name="T58"> </text:span></text:span><text:span text:style-name="Source_20_Text"><text:span text:style-name="T40">$</text:span></text:span><text:span text:style-name="Source_20_Text"><text:span text:style-name="T7">request</text:span></text:span><text:span text:style-name="Source_20_Text"><text:span text:style-name="T40">):</text:span></text:span><text:span text:style-name="Source_20_Text"><text:span text:style-name="T58"> </text:span></text:span><text:span text:style-name="Source_20_Text"><text:span text:style-name="T9">Response</text:span></text:span></text:p>
      <text:p text:style-name="P62">    <text:span text:style-name="T39">{</text:span></text:p>
      <text:p text:style-name="P62">        <text:span text:style-name="T39">$</text:span><text:span text:style-name="T5">image</text:span><text:span text:style-name="T24"> </text:span><text:span text:style-name="T39">=</text:span><text:span text:style-name="T24"> </text:span><text:span text:style-name="T17">new</text:span><text:span text:style-name="T24"> </text:span><text:span text:style-name="T6">Image</text:span><text:span text:style-name="T39">();</text:span></text:p>
      <text:p text:style-name="P62">        <text:span text:style-name="T39">$</text:span><text:span text:style-name="T5">form</text:span><text:span text:style-name="T24"> </text:span><text:span text:style-name="T39">=</text:span><text:span text:style-name="T24"> </text:span><text:span text:style-name="T39">$</text:span><text:span text:style-name="T55">this</text:span><text:span text:style-name="T39">-&gt;</text:span><text:span text:style-name="T33">createForm</text:span><text:span text:style-name="T39">(</text:span><text:span text:style-name="T6">ImageType</text:span><text:span text:style-name="T39">::</text:span><text:span text:style-name="T17">class</text:span><text:span text:style-name="T39">,</text:span><text:span text:style-name="T24"> </text:span><text:span text:style-name="T39">$</text:span><text:span text:style-name="T5">image</text:span><text:span text:style-name="T39">);</text:span></text:p>
      <text:p text:style-name="P62">        <text:span text:style-name="T39">$</text:span><text:span text:style-name="T5">form</text:span><text:span text:style-name="T39">-&gt;</text:span><text:span text:style-name="T33">handleRequest</text:span><text:span text:style-name="T39">($</text:span><text:span text:style-name="T5">request</text:span><text:span text:style-name="T39">);</text:span></text:p>
      <text:p text:style-name="P70"/>
      <text:p text:style-name="P62">        </text:p>
      <text:p text:style-name="P62">        <text:span text:style-name="T17">if</text:span><text:span text:style-name="T24"> </text:span><text:span text:style-name="T39">($</text:span><text:span text:style-name="T5">form</text:span><text:span text:style-name="T39">-&gt;</text:span><text:span text:style-name="T33">isSubmitted</text:span><text:span text:style-name="T39">()</text:span><text:span text:style-name="T24"> </text:span><text:span text:style-name="T39">&amp;&amp;</text:span><text:span text:style-name="T24"> </text:span><text:span text:style-name="T39">$</text:span><text:span text:style-name="T5">form</text:span><text:span text:style-name="T39">-&gt;</text:span><text:span text:style-name="T33">isValid</text:span><text:span text:style-name="T39">())</text:span><text:span text:style-name="T24"> </text:span><text:span text:style-name="T39">{</text:span></text:p>
      <text:p text:style-name="P62">            <text:span text:style-name="T39">$</text:span><text:span text:style-name="T5">photo</text:span><text:span text:style-name="T24"> </text:span><text:span text:style-name="T39">=</text:span><text:span text:style-name="T24"> </text:span><text:span text:style-name="T39">$</text:span><text:span text:style-name="T5">form</text:span><text:span text:style-name="T39">-&gt;</text:span><text:span text:style-name="T33">get</text:span><text:span text:style-name="T39">('</text:span><text:span text:style-name="T27">image</text:span><text:span text:style-name="T39">')-&gt;</text:span><text:span text:style-name="T33">getData</text:span><text:span text:style-name="T39">();</text:span></text:p>
      <text:p text:style-name="P62">            <text:span text:style-name="T39">$</text:span><text:span text:style-name="T5">nom</text:span><text:span text:style-name="T24"> </text:span><text:span text:style-name="T39">=</text:span><text:span text:style-name="T24"> </text:span><text:span text:style-name="T39">$</text:span><text:span text:style-name="T5">form</text:span><text:span text:style-name="T39">-&gt;</text:span><text:span text:style-name="T33">get</text:span><text:span text:style-name="T39">('</text:span><text:span text:style-name="T27">nom</text:span><text:span text:style-name="T39">')-&gt;</text:span><text:span text:style-name="T33">getData</text:span><text:span text:style-name="T39">();</text:span></text:p>
      <text:p text:style-name="P62">            <text:span text:style-name="T17">if</text:span><text:span text:style-name="T24"> </text:span><text:span text:style-name="T39">($</text:span><text:span text:style-name="T5">nom</text:span><text:span text:style-name="T24"> </text:span><text:span text:style-name="T39">!=</text:span><text:span text:style-name="T24"> </text:span><text:span text:style-name="T55">null</text:span><text:span text:style-name="T39">)</text:span></text:p>
      <text:p text:style-name="P62">           <text:span text:style-name="T39">{</text:span><text:span text:style-name="T24"> </text:span><text:span text:style-name="T39">$</text:span><text:span text:style-name="T5">fichier</text:span><text:span text:style-name="T24"> </text:span><text:span text:style-name="T39">=</text:span><text:span text:style-name="T24"> </text:span><text:span text:style-name="T39">$</text:span><text:span text:style-name="T5">nom</text:span><text:span text:style-name="T39">.'</text:span><text:span text:style-name="T27">.</text:span><text:span text:style-name="T39">'.$</text:span><text:span text:style-name="T5">photo</text:span><text:span text:style-name="T39">-&gt;</text:span><text:span text:style-name="T33">guessExtension</text:span><text:span text:style-name="T39">();}</text:span></text:p>
      <text:p text:style-name="P62">           <text:span text:style-name="T17">else</text:span></text:p>
      <text:p text:style-name="P62">           <text:span text:style-name="T39">{$</text:span><text:span text:style-name="T5">fichier</text:span><text:span text:style-name="T24"> </text:span><text:span text:style-name="T39">=</text:span><text:span text:style-name="T24"> </text:span><text:span text:style-name="T39">$</text:span><text:span text:style-name="T5">form</text:span><text:span text:style-name="T39">-&gt;</text:span><text:span text:style-name="T33">get</text:span><text:span text:style-name="T39">('</text:span><text:span text:style-name="T27">image</text:span><text:span text:style-name="T39">')-&gt;</text:span><text:span text:style-name="T33">getData</text:span><text:span text:style-name="T39">()-&gt;</text:span><text:span text:style-name="T33">getClientOriginalName</text:span><text:span text:style-name="T39">();</text:span><text:span text:style-name="T24"> </text:span></text:p>
      <text:p text:style-name="P62">            <text:span text:style-name="T39">}</text:span></text:p>
      <text:p text:style-name="P63"><text:span text:style-name="T39"><text:tab/></text:span><text:span text:style-name="T24">  </text:span><text:span text:style-name="T39">$</text:span><text:span text:style-name="T5">image</text:span><text:span text:style-name="T39">-&gt;</text:span><text:span text:style-name="T33">setNom</text:span><text:span text:style-name="T39">($</text:span><text:span text:style-name="T5">fichier</text:span><text:span text:style-name="T39">);</text:span></text:p>
      <text:p text:style-name="P62">        </text:p>
      <text:p text:style-name="P62"><text:span text:style-name="T37">            </text:span><text:span text:style-name="T65">// On copie le fichier dans le dossier uploads</text:span></text:p>
      <text:p text:style-name="P62">            <text:span text:style-name="T39">$</text:span><text:span text:style-name="T5">photo</text:span><text:span text:style-name="T39">-&gt;</text:span><text:span text:style-name="T33">move</text:span><text:span text:style-name="T39">(</text:span></text:p>
      <text:p text:style-name="P62">                <text:span text:style-name="T39">$</text:span><text:span text:style-name="T55">this</text:span><text:span text:style-name="T39">-&gt;</text:span><text:span text:style-name="T33">getParameter</text:span><text:span text:style-name="T39">('</text:span><text:span text:style-name="T27">images_directory</text:span><text:span text:style-name="T39">'),</text:span></text:p>
      <text:p text:style-name="P62">                <text:span text:style-name="T39">$</text:span><text:span text:style-name="T5">fichier</text:span></text:p>
      <text:p text:style-name="P62">            <text:span text:style-name="T39">);</text:span></text:p>
      <text:p text:style-name="P62">            </text:p>
      <text:p text:style-name="P62">           </text:p>
      <text:p text:style-name="P62">            <text:span text:style-name="T39">$</text:span><text:span text:style-name="T5">entityManager</text:span><text:span text:style-name="T24"> </text:span><text:span text:style-name="T39">=</text:span><text:span text:style-name="T24"> </text:span><text:span text:style-name="T39">$</text:span><text:span text:style-name="T55">this</text:span><text:span text:style-name="T39">-&gt;</text:span><text:span text:style-name="T33">getDoctrine</text:span><text:span text:style-name="T39">()-&gt;</text:span><text:span text:style-name="T33">getManager</text:span><text:span text:style-name="T39">();</text:span></text:p>
      <text:p text:style-name="P62">            <text:span text:style-name="T39">$</text:span><text:span text:style-name="T5">entityManager</text:span><text:span text:style-name="T39">-&gt;</text:span><text:span text:style-name="T33">persist</text:span><text:span text:style-name="T39">($</text:span><text:span text:style-name="T5">image</text:span><text:span text:style-name="T39">);</text:span></text:p>
      <text:p text:style-name="P62">            <text:span text:style-name="T39">$</text:span><text:span text:style-name="T5">entityManager</text:span><text:span text:style-name="T39">-&gt;</text:span><text:span text:style-name="T33">flush</text:span><text:span text:style-name="T39">();</text:span></text:p>
      <text:p text:style-name="P70"/>
      <text:p text:style-name="P62">            <text:span text:style-name="T17">return</text:span><text:span text:style-name="T24"> </text:span><text:span text:style-name="T39">$</text:span><text:span text:style-name="T55">this</text:span><text:span text:style-name="T39">-&gt;</text:span><text:span text:style-name="T33">redirectToRoute</text:span><text:span text:style-name="T39">('</text:span><text:span text:style-name="T27">image_index</text:span><text:span text:style-name="T39">');</text:span></text:p>
      <text:p text:style-name="P62">        <text:span text:style-name="T39">}</text:span></text:p>
      <text:p text:style-name="P70"/>
      <text:p text:style-name="P62"><text:soft-page-break/>        <text:span text:style-name="T17">return</text:span><text:span text:style-name="T24"> </text:span><text:span text:style-name="T39">$</text:span><text:span text:style-name="T55">this</text:span><text:span text:style-name="T39">-&gt;</text:span><text:span text:style-name="T33">render</text:span><text:span text:style-name="T39">('</text:span><text:span text:style-name="T27">image/new.html.twig</text:span><text:span text:style-name="T39">',</text:span><text:span text:style-name="T24"> </text:span><text:span text:style-name="T39">[</text:span></text:p>
      <text:p text:style-name="P62">            <text:span text:style-name="T39">'</text:span><text:span text:style-name="T27">image</text:span><text:span text:style-name="T39">'</text:span><text:span text:style-name="T24"> </text:span><text:span text:style-name="T39">=&gt;</text:span><text:span text:style-name="T24"> </text:span><text:span text:style-name="T39">$</text:span><text:span text:style-name="T5">image</text:span><text:span text:style-name="T39">,</text:span></text:p>
      <text:p text:style-name="P62">            <text:span text:style-name="T39">'</text:span><text:span text:style-name="T27">form</text:span><text:span text:style-name="T39">'</text:span><text:span text:style-name="T24"> </text:span><text:span text:style-name="T39">=&gt;</text:span><text:span text:style-name="T24"> </text:span><text:span text:style-name="T39">$</text:span><text:span text:style-name="T5">form</text:span><text:span text:style-name="T39">-&gt;</text:span><text:span text:style-name="T33">createView</text:span><text:span text:style-name="T39">(),</text:span></text:p>
      <text:p text:style-name="P62">        <text:span text:style-name="T39">]);</text:span></text:p>
      <text:p text:style-name="P61">    <text:span text:style-name="T38">}</text:span></text:p>
      <text:p text:style-name="P11"><text:span text:style-name="Source_20_Text"/></text:p>
      <text:p text:style-name="P11"><text:span text:style-name="Source_20_Text"><text:span text:style-name="T67">Dans mon cas, je voulais qu’on puisse avoir le choix entre garder le nom d’origine du fichier ou en proposer un nouveau, donc j’ai ajouté</text:span></text:span></text:p>
      <text:p text:style-name="Text_20_body"><text:span text:style-name="Source_20_Text"><text:span text:style-name="T63">  </text:span></text:span><text:span text:style-name="Source_20_Text"><text:span text:style-name="T46">-&gt;</text:span></text:span><text:span text:style-name="Source_20_Text"><text:span text:style-name="T35">add</text:span></text:span><text:span text:style-name="Source_20_Text"><text:span text:style-name="T46">('</text:span></text:span><text:span text:style-name="Source_20_Text"><text:span text:style-name="T31">nom</text:span></text:span><text:span text:style-name="Source_20_Text"><text:span text:style-name="T46">',</text:span></text:span><text:span text:style-name="Source_20_Text"><text:span text:style-name="T64"> </text:span></text:span><text:span text:style-name="Source_20_Text"><text:span text:style-name="T14">TextType</text:span></text:span><text:span text:style-name="Source_20_Text"><text:span text:style-name="T46">::</text:span></text:span><text:span text:style-name="Source_20_Text"><text:span text:style-name="T22">class</text:span></text:span><text:span text:style-name="Source_20_Text"><text:span text:style-name="T46">,['</text:span></text:span><text:span text:style-name="Source_20_Text"><text:span text:style-name="T31">required</text:span></text:span><text:span text:style-name="Source_20_Text"><text:span text:style-name="T46">'=&gt;</text:span></text:span><text:span text:style-name="Source_20_Text"><text:span text:style-name="T56">false</text:span></text:span><text:span text:style-name="Source_20_Text"><text:span text:style-name="T46">])</text:span></text:span></text:p>
      <text:p text:style-name="P11"><text:span text:style-name="Source_20_Text"><text:span text:style-name="T67">et</text:span></text:span></text:p>
      <text:p text:style-name="Text_20_body"><text:span text:style-name="Source_20_Text"><text:span text:style-name="T22">use</text:span></text:span><text:span text:style-name="Source_20_Text"><text:span text:style-name="T64"> Symfony</text:span></text:span><text:span text:style-name="Source_20_Text"><text:span text:style-name="T46">\</text:span></text:span><text:span text:style-name="Source_20_Text"><text:span text:style-name="T64">Component</text:span></text:span><text:span text:style-name="Source_20_Text"><text:span text:style-name="T46">\</text:span></text:span><text:span text:style-name="Source_20_Text"><text:span text:style-name="T64">Form</text:span></text:span><text:span text:style-name="Source_20_Text"><text:span text:style-name="T46">\</text:span></text:span><text:span text:style-name="Source_20_Text"><text:span text:style-name="T64">Extension</text:span></text:span><text:span text:style-name="Source_20_Text"><text:span text:style-name="T46">\</text:span></text:span><text:span text:style-name="Source_20_Text"><text:span text:style-name="T64">Core</text:span></text:span><text:span text:style-name="Source_20_Text"><text:span text:style-name="T46">\</text:span></text:span><text:span text:style-name="Source_20_Text"><text:span text:style-name="T64">Type</text:span></text:span><text:span text:style-name="Source_20_Text"><text:span text:style-name="T46">\</text:span></text:span><text:span text:style-name="Source_20_Text"><text:span text:style-name="T14">TextType</text:span></text:span><text:span text:style-name="Source_20_Text"><text:span text:style-name="T46">;</text:span></text:span></text:p>
      <text:p text:style-name="P65"><text:span text:style-name="Source_20_Text"><text:span text:style-name="T45"/></text:span></text:p>
      <text:p text:style-name="P11"><text:span text:style-name="Source_20_Text"><text:span text:style-name="T67">dans le fichier ImageType.</text:span></text:span></text:p>
      <text:h text:style-name="P80" text:outline-level="1"><text:span text:style-name="Source_20_Text"><text:span text:style-name="T94">Modifier une table</text:span></text:span></text:h>
      <text:p text:style-name="P14"><text:span text:style-name="Source_20_Text"><text:span text:style-name="T74">J’ai changé d’avis, je ne veux plus d’un champ « dossier » pour mes images, je veux un champ usage </text:span></text:span><text:span text:style-name="Source_20_Text"><text:span text:style-name="T79">(houlala, non, mot réservé  </text:span></text:span><text:span text:style-name="Source_20_Text"><text:span text:style-name="T80">en SQL</text:span></text:span><text:span text:style-name="Source_20_Text"><text:span text:style-name="T79">! « pour » conviendra)</text:span></text:span><text:span text:style-name="Source_20_Text"><text:span text:style-name="T74">, c’est le </text:span></text:span><text:span text:style-name="Source_20_Text"><text:span text:style-name="T81">contrôleur</text:span></text:span><text:span text:style-name="Source_20_Text"><text:span text:style-name="T74"> qui s’occupera de mettre les images dans le bon dossier selon l’usage.</text:span></text:span></text:p>
      <text:p text:style-name="P14"><text:span text:style-name="Source_20_Text"><text:span text:style-name="T74">Je modifie mon entité en conséquence (manuellement), et pour que modifier ma table dans la base :</text:span></text:span></text:p>
      <text:p text:style-name="P55"><text:span text:style-name="Source_20_Text"><text:span text:style-name="T75">php bin/console doctrine:migrations:diff</text:span></text:span></text:p>
      <text:p text:style-name="P14"><text:span text:style-name="Source_20_Text"><text:span text:style-name="T74"/></text:span></text:p>
      <text:p text:style-name="P14"><text:span text:style-name="Source_20_Text"><text:span text:style-name="T74">La nouvelle migration contient automatiquement la bonne requête. Je modifie également le champ du formulaire dans ImageType, </text:span></text:span><text:span text:style-name="Source_20_Text"><text:span text:style-name="T79">et partout où c’est nécessaire dans les vues</text:span></text:span><text:span text:style-name="Source_20_Text"><text:span text:style-name="T74">.</text:span></text:span></text:p>
      <text:p text:style-name="P15"><text:span text:style-name="Source_20_Text"><text:span text:style-name="T77">Bien évidemment, si le contrôleur doit gérer ses usages, il faut un nombre limité d’usages. Deux en l’occurrence : carrousel (image en d</text:span></text:span><text:span text:style-name="Source_20_Text"><text:span text:style-name="T78">e</text:span></text:span><text:span text:style-name="Source_20_Text"><text:span text:style-name="T77">ux versions, vignette et grande), et illustration (une seule image de taille moyenne.</text:span></text:span></text:p>
      <text:p text:style-name="P72"><text:span text:style-name="Source_20_Text"><text:span text:style-name="T19">use</text:span></text:span><text:span text:style-name="Source_20_Text"><text:span text:style-name="T59"> Symfony</text:span></text:span><text:span text:style-name="Source_20_Text"><text:span text:style-name="T41">\</text:span></text:span><text:span text:style-name="Source_20_Text"><text:span text:style-name="T59">Component</text:span></text:span><text:span text:style-name="Source_20_Text"><text:span text:style-name="T41">\</text:span></text:span><text:span text:style-name="Source_20_Text"><text:span text:style-name="T59">Form</text:span></text:span><text:span text:style-name="Source_20_Text"><text:span text:style-name="T41">\</text:span></text:span><text:span text:style-name="Source_20_Text"><text:span text:style-name="T59">Extension</text:span></text:span><text:span text:style-name="Source_20_Text"><text:span text:style-name="T41">\</text:span></text:span><text:span text:style-name="Source_20_Text"><text:span text:style-name="T59">Core</text:span></text:span><text:span text:style-name="Source_20_Text"><text:span text:style-name="T41">\</text:span></text:span><text:span text:style-name="Source_20_Text"><text:span text:style-name="T59">Type</text:span></text:span><text:span text:style-name="Source_20_Text"><text:span text:style-name="T41">\</text:span></text:span><text:span text:style-name="Source_20_Text"><text:span text:style-name="T10">ChoiceType</text:span></text:span><text:span text:style-name="Source_20_Text"><text:span text:style-name="T41">;</text:span></text:span></text:p>
      <text:p text:style-name="P72"><text:span text:style-name="Source_20_Text"><text:span text:style-name="T8">class</text:span></text:span><text:span text:style-name="Source_20_Text"><text:span text:style-name="T59"> </text:span></text:span><text:span text:style-name="Source_20_Text"><text:span text:style-name="T10">ImageType</text:span></text:span><text:span text:style-name="Source_20_Text"><text:span text:style-name="T59"> </text:span></text:span><text:span text:style-name="Source_20_Text"><text:span text:style-name="T19">extends</text:span></text:span><text:span text:style-name="Source_20_Text"><text:span text:style-name="T59"> </text:span></text:span><text:span text:style-name="Source_20_Text"><text:span text:style-name="T10">AbstractType</text:span></text:span></text:p>
      <text:p text:style-name="P66">{</text:p>
      <text:p text:style-name="P62">    <text:span text:style-name="T17">public</text:span><text:span text:style-name="T24"> </text:span><text:span text:style-name="T5">function</text:span><text:span text:style-name="T24"> </text:span><text:span text:style-name="T33">buildForm</text:span><text:span text:style-name="T39">(</text:span><text:span text:style-name="T6">FormBuilderInterface</text:span><text:span text:style-name="T24"> </text:span><text:span text:style-name="T39">$</text:span><text:span text:style-name="T5">builder</text:span><text:span text:style-name="T39">,</text:span><text:span text:style-name="T24"> </text:span><text:span text:style-name="T5">array</text:span><text:span text:style-name="T24"> </text:span><text:span text:style-name="T39">$</text:span><text:span text:style-name="T5">options</text:span><text:span text:style-name="T39">)</text:span></text:p>
      <text:p text:style-name="P62">    <text:span text:style-name="T39">{</text:span></text:p>
      <text:p text:style-name="P62">        <text:span text:style-name="T39">$</text:span><text:span text:style-name="T5">builder</text:span></text:p>
      <text:p text:style-name="P62">            <text:span text:style-name="T39">-&gt;</text:span><text:span text:style-name="T33">add</text:span><text:span text:style-name="T39">('</text:span><text:span text:style-name="T27">nom</text:span><text:span text:style-name="T39">',</text:span><text:span text:style-name="T24"> </text:span><text:span text:style-name="T6">TextType</text:span><text:span text:style-name="T39">::</text:span><text:span text:style-name="T17">class</text:span><text:span text:style-name="T39">,['</text:span><text:span text:style-name="T27">required</text:span><text:span text:style-name="T39">'=&gt;</text:span><text:span text:style-name="T55">false</text:span><text:span text:style-name="T39">])</text:span></text:p>
      <text:p text:style-name="P62">            <text:span text:style-name="T39">-&gt;</text:span><text:span text:style-name="T33">add</text:span><text:span text:style-name="T39">('</text:span><text:span text:style-name="T27">alt</text:span><text:span text:style-name="T39">')</text:span></text:p>
      <text:p text:style-name="P62">            <text:span text:style-name="T39">-&gt;</text:span><text:span text:style-name="T33">add</text:span><text:span text:style-name="T39">('</text:span><text:span text:style-name="T27">legend</text:span><text:span text:style-name="T39">')</text:span></text:p>
      <text:p text:style-name="P71"><text:span text:style-name="T62">           </text:span><text:span text:style-name="T58"> </text:span><text:span text:style-name="T40">-&gt;</text:span><text:span text:style-name="T34">add</text:span><text:span text:style-name="T40">('</text:span><text:span text:style-name="T29">pour</text:span><text:span text:style-name="T40">',</text:span><text:span text:style-name="T58"> </text:span><text:span text:style-name="T9">ChoiceType</text:span><text:span text:style-name="T40">::</text:span><text:span text:style-name="T18">class</text:span><text:span text:style-name="T40">,</text:span><text:span text:style-name="T58"> </text:span><text:span text:style-name="T40">[</text:span><text:span text:style-name="T58"> </text:span><text:span text:style-name="T40">'</text:span><text:span text:style-name="T28">choices</text:span><text:span text:style-name="T40">'</text:span><text:span text:style-name="T58"> </text:span><text:span text:style-name="T40">=&gt;</text:span><text:span text:style-name="T58"> </text:span><text:span text:style-name="T40">['</text:span><text:span text:style-name="T28">carrousel</text:span><text:span text:style-name="T40">'</text:span><text:span text:style-name="T58"> </text:span><text:span text:style-name="T40">=&gt;</text:span><text:span text:style-name="T58"> </text:span><text:span text:style-name="T40">'</text:span><text:span text:style-name="T28">carrousel</text:span><text:span text:style-name="T40">',</text:span><text:span text:style-name="T58"> </text:span><text:span text:style-name="T40">'</text:span><text:span text:style-name="T28">illustration</text:span><text:span text:style-name="T40">'</text:span><text:span text:style-name="T58"> </text:span><text:span text:style-name="T40">=&gt;</text:span><text:span text:style-name="T58"> </text:span><text:span text:style-name="T40">'</text:span><text:span text:style-name="T28">illustration</text:span><text:span text:style-name="T40">']])</text:span></text:p>
      <text:p text:style-name="P66"/>
      <text:p text:style-name="P62">            <text:span text:style-name="T39">-&gt;</text:span><text:span text:style-name="T33">add</text:span><text:span text:style-name="T39">('</text:span><text:span text:style-name="T27">imag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39">'</text:span><text:span text:style-name="T27">fichier à télécharger</text:span><text:span text:style-name="T39">',</text:span></text:p>
      <text:p text:style-name="P62"><text:soft-page-break/>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true</text:span><text:span text:style-name="T39">])</text:span></text:p>
      <text:p text:style-name="P62">            <text:span text:style-name="T39">-&gt;</text:span><text:span text:style-name="T33">add</text:span><text:span text:style-name="T39">('</text:span><text:span text:style-name="T27">vignett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39">'</text:span><text:span text:style-name="T27">vignette (facultatif)</text:span><text:span text:style-name="T39">',</text:span></text:p>
      <text:p text:style-name="P62">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p>
      <text:p text:style-name="P61">    <text:span text:style-name="T38">}</text:span></text:p>
      <text:p text:style-name="P15"><text:span text:style-name="Source_20_Text"><text:span text:style-name="T77"/></text:span></text:p>
      <text:h text:style-name="P81" text:outline-level="1"><text:span text:style-name="Source_20_Text"><text:span text:style-name="T95">Champs dynamiques dans un formulaire :</text:span></text:span></text:h>
      <text:p text:style-name="P16"><text:span text:style-name="Source_20_Text"><text:span text:style-name="T82">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83">pour cela.</text:span></text:span></text:p>
      <text:p text:style-name="P17"><text:span text:style-name="Source_20_Text"><text:span text:style-name="T83">Dans ImageType, ajouter :</text:span></text:span></text:p>
      <text:p text:style-name="P73"><text:span text:style-name="Source_20_Text"><text:span text:style-name="T20">use</text:span></text:span><text:span text:style-name="Source_20_Text"><text:span text:style-name="T60"> Symfony</text:span></text:span><text:span text:style-name="Source_20_Text"><text:span text:style-name="T42">\</text:span></text:span><text:span text:style-name="Source_20_Text"><text:span text:style-name="T60">Component</text:span></text:span><text:span text:style-name="Source_20_Text"><text:span text:style-name="T42">\</text:span></text:span><text:span text:style-name="Source_20_Text"><text:span text:style-name="T60">Form</text:span></text:span><text:span text:style-name="Source_20_Text"><text:span text:style-name="T42">\</text:span></text:span><text:span text:style-name="Source_20_Text"><text:span text:style-name="T11">FormEvent</text:span></text:span><text:span text:style-name="Source_20_Text"><text:span text:style-name="T42">;</text:span></text:span></text:p>
      <text:p text:style-name="P60"><text:span text:style-name="T16">use</text:span> Symfony<text:span text:style-name="T37">\</text:span>Component<text:span text:style-name="T37">\</text:span>Form<text:span text:style-name="T37">\</text:span><text:span text:style-name="T4">FormEvents</text:span><text:span text:style-name="T37">;</text:span></text:p>
      <text:p text:style-name="P66"/>
      <text:p text:style-name="P18">Et modifier ainsi la fonction buildform :</text:p>
      <text:p text:style-name="P67"/>
      <text:p text:style-name="P62">    <text:span text:style-name="T17">public</text:span><text:span text:style-name="T24"> </text:span><text:span text:style-name="T5">function</text:span><text:span text:style-name="T24"> </text:span><text:span text:style-name="T33">buildForm</text:span><text:span text:style-name="T39">(</text:span><text:span text:style-name="T6">FormBuilderInterface</text:span><text:span text:style-name="T24"> </text:span><text:span text:style-name="T39">$</text:span><text:span text:style-name="T5">builder</text:span><text:span text:style-name="T39">,</text:span><text:span text:style-name="T24"> </text:span><text:span text:style-name="T5">array</text:span><text:span text:style-name="T24"> </text:span><text:span text:style-name="T39">$</text:span><text:span text:style-name="T5">options</text:span><text:span text:style-name="T39">)</text:span></text:p>
      <text:p text:style-name="P62">    <text:span text:style-name="T39">{</text:span></text:p>
      <text:p text:style-name="P62">        <text:span text:style-name="T39">$</text:span><text:span text:style-name="T5">builder</text:span></text:p>
      <text:p text:style-name="P62">            <text:span text:style-name="T39">-&gt;</text:span><text:span text:style-name="T33">addEventListener</text:span><text:span text:style-name="T39">(</text:span><text:span text:style-name="T6">FormEvents</text:span><text:span text:style-name="T39">::</text:span><text:span text:style-name="T55">PRE_SET_DATA</text:span><text:span text:style-name="T39">,</text:span><text:span text:style-name="T24"> </text:span><text:span text:style-name="T5">function</text:span><text:span text:style-name="T24"> </text:span><text:span text:style-name="T39">(</text:span><text:span text:style-name="T6">FormEvent</text:span><text:span text:style-name="T24"> </text:span><text:span text:style-name="T39">$</text:span><text:span text:style-name="T5">event</text:span><text:span text:style-name="T39">)</text:span><text:span text:style-name="T24"> </text:span><text:span text:style-name="T39">{</text:span></text:p>
      <text:p text:style-name="P62">                <text:span text:style-name="T39">$</text:span><text:span text:style-name="T5">image</text:span><text:span text:style-name="T24"> </text:span><text:span text:style-name="T39">=</text:span><text:span text:style-name="T24"> </text:span><text:span text:style-name="T39">$</text:span><text:span text:style-name="T5">event</text:span><text:span text:style-name="T39">-&gt;</text:span><text:span text:style-name="T33">getData</text:span><text:span text:style-name="T39">();</text:span></text:p>
      <text:p text:style-name="P62">                <text:span text:style-name="T39">$</text:span><text:span text:style-name="T5">form</text:span><text:span text:style-name="T24"> </text:span><text:span text:style-name="T39">=</text:span><text:span text:style-name="T24"> </text:span><text:span text:style-name="T39">$</text:span><text:span text:style-name="T5">event</text:span><text:span text:style-name="T39">-&gt;</text:span><text:span text:style-name="T33">getForm</text:span><text:span text:style-name="T39">();</text:span></text:p>
      <text:p text:style-name="P62">        </text:p>
      <text:p text:style-name="P62"><text:span text:style-name="T37">                </text:span><text:span text:style-name="T65">// checks if the Image object is "new"</text:span></text:p>
      <text:p text:style-name="P62"><text:span text:style-name="T37">                </text:span><text:span text:style-name="T65">// If no data is passed to the form, the data is "null".</text:span></text:p>
      <text:p text:style-name="P62"><text:span text:style-name="T37">                </text:span><text:span text:style-name="T65">// This should be considered a new "Image"</text:span></text:p>
      <text:p text:style-name="P62">                <text:span text:style-name="T17">if</text:span><text:span text:style-name="T24"> </text:span><text:span text:style-name="T39">(!$</text:span><text:span text:style-name="T5">image</text:span><text:span text:style-name="T24"> </text:span><text:span text:style-name="T39">||</text:span><text:span text:style-name="T24"> </text:span><text:span text:style-name="T55">null</text:span><text:span text:style-name="T24"> </text:span><text:span text:style-name="T39">===</text:span><text:span text:style-name="T24"> </text:span><text:span text:style-name="T39">$</text:span><text:span text:style-name="T5">image</text:span><text:span text:style-name="T39">-&gt;</text:span><text:span text:style-name="T33">getId</text:span><text:span text:style-name="T39">())</text:span><text:span text:style-name="T24"> </text:span><text:span text:style-name="T39">{</text:span></text:p>
      <text:p text:style-name="P62">                    <text:span text:style-name="T39">$</text:span><text:span text:style-name="T5">form</text:span><text:span text:style-name="T39">-&gt;</text:span><text:span text:style-name="T33">add</text:span><text:span text:style-name="T39">('</text:span><text:span text:style-name="T27">nom</text:span><text:span text:style-name="T39">',</text:span><text:span text:style-name="T24"> </text:span><text:span text:style-name="T6">TextType</text:span><text:span text:style-name="T39">::</text:span><text:span text:style-name="T17">class</text:span><text:span text:style-name="T39">,['</text:span><text:span text:style-name="T27">required</text:span><text:span text:style-name="T39">'=&gt;</text:span><text:span text:style-name="T55">false</text:span><text:span text:style-name="T39">]);</text:span></text:p>
      <text:p text:style-name="P62">                    <text:span text:style-name="T39">$</text:span><text:span text:style-name="T5">form</text:span><text:span text:style-name="T39">-&gt;</text:span><text:span text:style-name="T33">add</text:span><text:span text:style-name="T39">('</text:span><text:span text:style-name="T27">pour</text:span><text:span text:style-name="T39">',</text:span><text:span text:style-name="T24"> </text:span><text:span text:style-name="T6">ChoiceType</text:span><text:span text:style-name="T39">::</text:span><text:span text:style-name="T17">class</text:span><text:span text:style-name="T39">,</text:span><text:span text:style-name="T24"> </text:span><text:span text:style-name="T39">[</text:span><text:span text:style-name="T24"> </text:span><text:span text:style-name="T39">'</text:span><text:span text:style-name="T27">choices</text:span><text:span text:style-name="T39">'</text:span><text:span text:style-name="T24"> </text:span><text:span text:style-name="T39">=&gt;</text:span><text:span text:style-name="T24"> </text:span><text:span text:style-name="T39">['</text:span><text:span text:style-name="T27">carrousel</text:span><text:span text:style-name="T39">'</text:span><text:span text:style-name="T24"> </text:span><text:span text:style-name="T39">=&gt;</text:span><text:span text:style-name="T24"> </text:span><text:span text:style-name="T39">'</text:span><text:span text:style-name="T27">carrousel</text:span><text:span text:style-name="T39">',</text:span><text:span text:style-name="T24"> </text:span><text:span text:style-name="T39">'</text:span><text:span text:style-name="T27">illustration</text:span><text:span text:style-name="T39">'</text:span><text:span text:style-name="T24"> </text:span><text:span text:style-name="T39">=&gt;</text:span><text:span text:style-name="T24"> </text:span><text:span text:style-name="T39">'</text:span><text:span text:style-name="T27">illustration</text:span><text:span text:style-name="T39">']]);</text:span></text:p>
      <text:p text:style-name="P62">                    <text:span text:style-name="T39">$</text:span><text:span text:style-name="T5">form</text:span><text:span text:style-name="T39">-&gt;</text:span><text:span text:style-name="T33">add</text:span><text:span text:style-name="T39">('</text:span><text:span text:style-name="T27">imag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39">'</text:span><text:span text:style-name="T27">fichier à télécharger</text:span><text:span text:style-name="T39">',</text:span></text:p>
      <text:p text:style-name="P62">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true</text:span><text:span text:style-name="T39">]);</text:span></text:p>
      <text:p text:style-name="P62"><text:soft-page-break/>                    <text:span text:style-name="T39">$</text:span><text:span text:style-name="T5">form</text:span><text:span text:style-name="T39">-&gt;</text:span><text:span text:style-name="T33">add</text:span><text:span text:style-name="T39">('</text:span><text:span text:style-name="T27">vignett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39">'</text:span><text:span text:style-name="T27">vignette (facultatif, vous pouvez la télécharger plus tard)</text:span><text:span text:style-name="T39">',</text:span></text:p>
      <text:p text:style-name="P62">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p>
      <text:p text:style-name="P62">            <text:span text:style-name="T39">});</text:span></text:p>
      <text:p text:style-name="P62">            <text:span text:style-name="T39">$</text:span><text:span text:style-name="T5">builder</text:span></text:p>
      <text:p text:style-name="P62">            <text:span text:style-name="T39">-&gt;</text:span><text:span text:style-name="T33">addEventListener</text:span><text:span text:style-name="T39">(</text:span><text:span text:style-name="T6">FormEvents</text:span><text:span text:style-name="T39">::</text:span><text:span text:style-name="T55">PRE_SET_DATA</text:span><text:span text:style-name="T39">,</text:span><text:span text:style-name="T24"> </text:span><text:span text:style-name="T5">function</text:span><text:span text:style-name="T24"> </text:span><text:span text:style-name="T39">(</text:span><text:span text:style-name="T6">FormEvent</text:span><text:span text:style-name="T24"> </text:span><text:span text:style-name="T39">$</text:span><text:span text:style-name="T5">event</text:span><text:span text:style-name="T39">)</text:span><text:span text:style-name="T24"> </text:span><text:span text:style-name="T39">{</text:span></text:p>
      <text:p text:style-name="P62">                <text:span text:style-name="T39">$</text:span><text:span text:style-name="T5">image</text:span><text:span text:style-name="T24"> </text:span><text:span text:style-name="T39">=</text:span><text:span text:style-name="T24"> </text:span><text:span text:style-name="T39">$</text:span><text:span text:style-name="T5">event</text:span><text:span text:style-name="T39">-&gt;</text:span><text:span text:style-name="T33">getData</text:span><text:span text:style-name="T39">();</text:span></text:p>
      <text:p text:style-name="P62">                <text:span text:style-name="T39">$</text:span><text:span text:style-name="T5">form</text:span><text:span text:style-name="T24"> </text:span><text:span text:style-name="T39">=</text:span><text:span text:style-name="T24"> </text:span><text:span text:style-name="T39">$</text:span><text:span text:style-name="T5">event</text:span><text:span text:style-name="T39">-&gt;</text:span><text:span text:style-name="T33">getForm</text:span><text:span text:style-name="T39">();</text:span></text:p>
      <text:p text:style-name="P62">                <text:span text:style-name="T17">if</text:span><text:span text:style-name="T24"> </text:span><text:span text:style-name="T39">($</text:span><text:span text:style-name="T5">image</text:span><text:span text:style-name="T24"> </text:span><text:span text:style-name="T39">&amp;&amp;</text:span><text:span text:style-name="T24"> </text:span><text:span text:style-name="T39">$</text:span><text:span text:style-name="T5">image</text:span><text:span text:style-name="T39">-&gt;</text:span><text:span text:style-name="T33">getVignette</text:span><text:span text:style-name="T39">()</text:span><text:span text:style-name="T24"> </text:span><text:span text:style-name="T39">==</text:span><text:span text:style-name="T24"> </text:span><text:span text:style-name="T55">false</text:span><text:span text:style-name="T24"> </text:span><text:span text:style-name="T39">&amp;&amp;</text:span><text:span text:style-name="T24"> </text:span><text:span text:style-name="T39">$</text:span><text:span text:style-name="T5">image</text:span><text:span text:style-name="T39">-&gt;</text:span><text:span text:style-name="T33">getPour</text:span><text:span text:style-name="T39">()</text:span><text:span text:style-name="T24"> </text:span><text:span text:style-name="T39">==</text:span><text:span text:style-name="T24"> </text:span><text:span text:style-name="T39">"</text:span><text:span text:style-name="T27">carrousel</text:span><text:span text:style-name="T39">")</text:span></text:p>
      <text:p text:style-name="P62">                <text:span text:style-name="T39">{</text:span></text:p>
      <text:p text:style-name="P62">                    <text:span text:style-name="T39">$</text:span><text:span text:style-name="T5">form</text:span><text:span text:style-name="T39">-&gt;</text:span><text:span text:style-name="T33">add</text:span><text:span text:style-name="T39">('</text:span><text:span text:style-name="T27">vignette</text:span><text:span text:style-name="T39">',</text:span><text:span text:style-name="T24"> </text:span><text:span text:style-name="T6">FileType</text:span><text:span text:style-name="T39">::</text:span><text:span text:style-name="T17">class</text:span><text:span text:style-name="T39">,[</text:span></text:p>
      <text:p text:style-name="P62">                        <text:span text:style-name="T39">'</text:span><text:span text:style-name="T27">label</text:span><text:span text:style-name="T39">'</text:span><text:span text:style-name="T24"> </text:span><text:span text:style-name="T39">=&gt;</text:span><text:span text:style-name="T24"> </text:span><text:span text:style-name="T39">'</text:span><text:span text:style-name="T27">vignette </text:span><text:span text:style-name="T39">',</text:span></text:p>
      <text:p text:style-name="P62">                        <text:span text:style-name="T39">'</text:span><text:span text:style-name="T27">multiple</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mapp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span text:style-name="T27">required</text:span><text:span text:style-name="T39">'</text:span><text:span text:style-name="T24"> </text:span><text:span text:style-name="T39">=&gt;</text:span><text:span text:style-name="T24"> </text:span><text:span text:style-name="T55">false</text:span><text:span text:style-name="T39">]);</text:span></text:p>
      <text:p text:style-name="P62">                <text:span text:style-name="T39">}</text:span></text:p>
      <text:p text:style-name="P62">            <text:span text:style-name="T39">});</text:span></text:p>
      <text:p text:style-name="P62">            </text:p>
      <text:p text:style-name="P62">    <text:span text:style-name="T39">$</text:span><text:span text:style-name="T5">builder</text:span><text:span text:style-name="T39">-&gt;</text:span><text:span text:style-name="T33">add</text:span><text:span text:style-name="T39">('</text:span><text:span text:style-name="T27">alt</text:span><text:span text:style-name="T39">')</text:span></text:p>
      <text:p text:style-name="P62">            <text:span text:style-name="T39">-&gt;</text:span><text:span text:style-name="T33">add</text:span><text:span text:style-name="T39">('</text:span><text:span text:style-name="T27">legend</text:span><text:span text:style-name="T39">')</text:span></text:p>
      <text:p text:style-name="P62">        <text:span text:style-name="T39">;</text:span></text:p>
      <text:p text:style-name="P62">    <text:span text:style-name="T39">}</text:span></text:p>
      <text:p text:style-name="P66"/>
      <text:p text:style-name="P87">Attention, dans le contrôleur, il faudra gérer la possibilité qu’un champ soit ou ne soit pas dans le formulaire.</text:p>
      <text:p text:style-name="P84"> <text:span text:style-name="T23">if</text:span><text:span text:style-name="T99"> </text:span><text:span text:style-name="T47">(</text:span><text:span text:style-name="T36">array_key_exists</text:span><text:span text:style-name="T47">('</text:span><text:span text:style-name="T32">vignette</text:span><text:span text:style-name="T47">',</text:span><text:span text:style-name="T99"> </text:span><text:span text:style-name="T47">$</text:span><text:span text:style-name="T15">_POST</text:span><text:span text:style-name="T47">)</text:span><text:span text:style-name="T99"> </text:span><text:span text:style-name="T47">&amp;&amp;</text:span><text:span text:style-name="T99"> </text:span><text:span text:style-name="T47">$</text:span><text:span text:style-name="T15">form</text:span><text:span text:style-name="T47">-&gt;</text:span><text:span text:style-name="T36">get</text:span><text:span text:style-name="T47">('</text:span><text:span text:style-name="T32">vignette</text:span><text:span text:style-name="T47">')</text:span><text:span text:style-name="T99"> </text:span><text:span text:style-name="T47">!==</text:span><text:span text:style-name="T99"> </text:span><text:span text:style-name="T57">null</text:span><text:span text:style-name="T47">)</text:span></text:p>
      <text:p text:style-name="P84"><text:span text:style-name="T47"/></text:p>
      <text:p text:style-name="Text_20_body">$form→get(‘vignette’) !== null : regarde si on a rempli le ch<text:span text:style-name="T98">am</text:span>p <text:span text:style-name="T98">(la valeur)</text:span>, <text:span text:style-name="T98">mais employé seul génère une erreur si le champ n’existe pas, c’est array-key-exists(‘vignette’, $_POST) qui va d’abord vérifier l’existence du champ en question.</text:span></text:p>
      <text:p text:style-name="P88"/>
      <text:p text:style-name="P66"/>
      <text:h text:style-name="P82" text:outline-level="1">Les « fixtures » pour ensemencer la base de données </text:h>
      <text:p text:style-name="P19">C’est un peu l’équivalent des seeders de Laravel.</text:p>
      <text:p text:style-name="P21">composer require --dev orm-fixtures</text:p>
      <text:p text:style-name="P20"><text:span text:style-name="Source_20_Text"><text:span text:style-name="T68">Dans le fichier généré src/DataFixtures/AppFixtures.php ajouter : </text:span></text:span><text:span text:style-name="Source_20_Text"><text:span text:style-name="T21">use</text:span></text:span><text:span text:style-name="Source_20_Text"><text:span text:style-name="T61"> App</text:span></text:span><text:span text:style-name="Source_20_Text"><text:span text:style-name="T43">\</text:span></text:span><text:span text:style-name="Source_20_Text"><text:span text:style-name="T61">Entity</text:span></text:span><text:span text:style-name="Source_20_Text"><text:span text:style-name="T43">\</text:span></text:span><text:span text:style-name="Source_20_Text"><text:span text:style-name="T12">I</text:span></text:span><text:span text:style-name="Source_20_Text"><text:span text:style-name="T13">mage</text:span></text:span><text:span text:style-name="Source_20_Text"><text:span text:style-name="T43">;</text:span></text:span></text:p>
      <text:p text:style-name="P22"><text:soft-page-break/><text:span text:style-name="Source_20_Text"><text:span text:style-name="T69">Voici l’exemple de la docume,tation symfony pour générer des lignes de produits :</text:span></text:span></text:p>
      <text:p text:style-name="P57"><text:span text:style-name="Source_20_Text"><text:span text:style-name="T76">public function load(ObjectManager $manager)</text:span></text:span></text:p>
      <text:p text:style-name="P56"><text:s text:c="4"/>{</text:p>
      <text:p text:style-name="P56"><text:s text:c="8"/>// create 20 products! Bam!</text:p>
      <text:p text:style-name="P56"><text:s text:c="8"/>for ($i = 0; $i &lt; 20; $i++) {</text:p>
      <text:p text:style-name="P56"><text:s text:c="12"/>$product = new Product();</text:p>
      <text:p text:style-name="P56"><text:s text:c="12"/>$product-&gt;setName('product '.$i);</text:p>
      <text:p text:style-name="P56"><text:s text:c="12"/>$product-&gt;setPrice(mt_rand(10, 100));</text:p>
      <text:p text:style-name="P56"><text:s text:c="12"/>$manager-&gt;persist($product);</text:p>
      <text:p text:style-name="P56"><text:s text:c="8"/>}</text:p>
      <text:p text:style-name="P56"/>
      <text:p text:style-name="P56"><text:s text:c="8"/>$manager-&gt;flush();</text:p>
      <text:p text:style-name="P74"><text:s text:c="4"/>}</text:p>
      <text:p text:style-name="P23">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68">&lt;?php</text:p>
      <text:p text:style-name="P70"/>
      <text:p text:style-name="P60"><text:span text:style-name="T16">namespace</text:span> <text:span text:style-name="T4">App</text:span><text:span text:style-name="T44">\</text:span><text:span text:style-name="T4">DataFixtures</text:span><text:span text:style-name="T37">;</text:span></text:p>
      <text:p text:style-name="P70"/>
      <text:p text:style-name="P60"><text:span text:style-name="T16">use</text:span> Doctrine<text:span text:style-name="T37">\</text:span>Bundle<text:span text:style-name="T37">\</text:span>FixturesBundle<text:span text:style-name="T37">\</text:span><text:span text:style-name="T4">Fixture</text:span><text:span text:style-name="T37">;</text:span></text:p>
      <text:p text:style-name="P60"><text:span text:style-name="T16">use</text:span> Doctrine<text:span text:style-name="T37">\</text:span>Persistence<text:span text:style-name="T37">\</text:span><text:span text:style-name="T4">ObjectManager</text:span><text:span text:style-name="T37">;</text:span></text:p>
      <text:p text:style-name="P60"><text:span text:style-name="T16">use</text:span> App<text:span text:style-name="T37">\</text:span>Entity<text:span text:style-name="T37">\</text:span><text:span text:style-name="T4">Image</text:span><text:span text:style-name="T37">;</text:span></text:p>
      <text:p text:style-name="P70"/>
      <text:p text:style-name="P60"><text:span text:style-name="T3">class</text:span> <text:span text:style-name="T4">AppFixtures</text:span> <text:span text:style-name="T16">extends</text:span> <text:span text:style-name="T4">Fixture</text:span></text:p>
      <text:p text:style-name="P66">{</text:p>
      <text:p text:style-name="P62">    <text:span text:style-name="T17">public</text:span><text:span text:style-name="T24"> </text:span><text:span text:style-name="T5">function</text:span><text:span text:style-name="T24"> </text:span><text:span text:style-name="T33">load</text:span><text:span text:style-name="T39">(</text:span><text:span text:style-name="T6">ObjectManager</text:span><text:span text:style-name="T24"> </text:span><text:span text:style-name="T39">$</text:span><text:span text:style-name="T5">manager</text:span><text:span text:style-name="T39">)</text:span></text:p>
      <text:p text:style-name="P62">    <text:span text:style-name="T39">{</text:span></text:p>
      <text:p text:style-name="P62">        <text:span text:style-name="T39">$</text:span><text:span text:style-name="T5">nb_fichiers</text:span><text:span text:style-name="T24"> </text:span><text:span text:style-name="T39">=</text:span><text:span text:style-name="T24"> </text:span><text:span text:style-name="T55">0</text:span><text:span text:style-name="T39">;</text:span></text:p>
      <text:p text:style-name="P71"><text:span text:style-name="T62">        </text:span><text:span text:style-name="T18">if</text:span><text:span text:style-name="T58"> </text:span><text:span text:style-name="T40">($</text:span><text:span text:style-name="T7">dossier</text:span><text:span text:style-name="T58"> </text:span><text:span text:style-name="T40">=</text:span><text:span text:style-name="T58"> </text:span><text:span text:style-name="T34">opendir</text:span><text:span text:style-name="T40">("</text:span><text:span text:style-name="T28">C:\laragon\www\Imageur\public\uploads\</text:span><text:span text:style-name="T30">petit</text:span><text:span text:style-name="T28">es_images</text:span><text:span text:style-name="T40">"))</text:span></text:p>
      <text:p text:style-name="P62">        <text:span text:style-name="T39">{</text:span></text:p>
      <text:p text:style-name="P62">            <text:span text:style-name="T17">while</text:span><text:span text:style-name="T39">(</text:span><text:span text:style-name="T55">false</text:span><text:span text:style-name="T24"> </text:span><text:span text:style-name="T39">!==</text:span><text:span text:style-name="T24"> </text:span><text:span text:style-name="T39">($</text:span><text:span text:style-name="T5">fichier</text:span><text:span text:style-name="T24"> </text:span><text:span text:style-name="T39">=</text:span><text:span text:style-name="T24"> </text:span><text:span text:style-name="T33">readdir</text:span><text:span text:style-name="T39">($</text:span><text:span text:style-name="T5">dossier</text:span><text:span text:style-name="T39">)))</text:span></text:p>
      <text:p text:style-name="P62">            <text:span text:style-name="T39">{</text:span></text:p>
      <text:p text:style-name="P62">                <text:span text:style-name="T17">if</text:span><text:span text:style-name="T39">($</text:span><text:span text:style-name="T5">fichier</text:span><text:span text:style-name="T24"> </text:span><text:span text:style-name="T39">!=</text:span><text:span text:style-name="T24"> </text:span><text:span text:style-name="T39">'</text:span><text:span text:style-name="T27">.</text:span><text:span text:style-name="T39">'</text:span><text:span text:style-name="T24"> </text:span><text:span text:style-name="T39">&amp;&amp;</text:span><text:span text:style-name="T24"> </text:span><text:span text:style-name="T39">$</text:span><text:span text:style-name="T5">fichier</text:span><text:span text:style-name="T24"> </text:span><text:span text:style-name="T39">!=</text:span><text:span text:style-name="T24"> </text:span><text:span text:style-name="T39">'</text:span><text:span text:style-name="T27">..</text:span><text:span text:style-name="T39">'</text:span><text:span text:style-name="T24"> </text:span><text:span text:style-name="T39">&amp;&amp;</text:span><text:span text:style-name="T24"> </text:span><text:span text:style-name="T39">$</text:span><text:span text:style-name="T5">fichier</text:span><text:span text:style-name="T24"> </text:span><text:span text:style-name="T39">!=</text:span><text:span text:style-name="T24"> </text:span><text:span text:style-name="T39">'</text:span><text:span text:style-name="T27">index.php</text:span><text:span text:style-name="T39">')</text:span></text:p>
      <text:p text:style-name="P62">                <text:span text:style-name="T39">{</text:span></text:p>
      <text:p text:style-name="P62">                    <text:span text:style-name="T39">$</text:span><text:span text:style-name="T5">nb_fichiers</text:span><text:span text:style-name="T39">++;</text:span></text:p>
      <text:p text:style-name="P70"/>
      <text:p text:style-name="P62">                    <text:span text:style-name="T39">$</text:span><text:span text:style-name="T5">image</text:span><text:span text:style-name="T24"> </text:span><text:span text:style-name="T39">=</text:span><text:span text:style-name="T24"> </text:span><text:span text:style-name="T17">new</text:span><text:span text:style-name="T24"> </text:span><text:span text:style-name="T6">Image</text:span><text:span text:style-name="T39">();</text:span></text:p>
      <text:p text:style-name="P62">                    <text:span text:style-name="T39">$</text:span><text:span text:style-name="T5">image</text:span><text:span text:style-name="T39">-&gt;</text:span><text:span text:style-name="T33">setNom</text:span><text:span text:style-name="T39">($</text:span><text:span text:style-name="T5">fichier</text:span><text:span text:style-name="T39">);</text:span></text:p>
      <text:p text:style-name="P62">                    <text:span text:style-name="T39">$</text:span><text:span text:style-name="T5">image</text:span><text:span text:style-name="T39">-&gt;</text:span><text:span text:style-name="T33">setAlt</text:span><text:span text:style-name="T39">('</text:span><text:span text:style-name="T27">à compléter!</text:span><text:span text:style-name="T39">');</text:span></text:p>
      <text:p text:style-name="P62">                    <text:span text:style-name="T39">$</text:span><text:span text:style-name="T5">image</text:span><text:span text:style-name="T39">-&gt;</text:span><text:span text:style-name="T33">setLegend</text:span><text:span text:style-name="T39">('');</text:span></text:p>
      <text:p text:style-name="P62"><text:soft-page-break/>                    <text:span text:style-name="T39">$</text:span><text:span text:style-name="T5">image</text:span><text:span text:style-name="T39">-&gt;</text:span><text:span text:style-name="T33">setPour</text:span><text:span text:style-name="T39">('</text:span><text:span text:style-name="T27">carrousel</text:span><text:span text:style-name="T39">');</text:span></text:p>
      <text:p text:style-name="P62">                    <text:span text:style-name="T39">$</text:span><text:span text:style-name="T5">image</text:span><text:span text:style-name="T39">-&gt;</text:span><text:span text:style-name="T33">setVignette</text:span><text:span text:style-name="T39">(</text:span><text:span text:style-name="T55">true</text:span><text:span text:style-name="T39">);</text:span></text:p>
      <text:p text:style-name="P62">                    <text:span text:style-name="T39">$</text:span><text:span text:style-name="T5">manager</text:span><text:span text:style-name="T39">-&gt;</text:span><text:span text:style-name="T33">persist</text:span><text:span text:style-name="T39">($</text:span><text:span text:style-name="T5">image</text:span><text:span text:style-name="T39">);</text:span></text:p>
      <text:p text:style-name="P62">                   </text:p>
      <text:p text:style-name="P62">                <text:span text:style-name="T39">}</text:span></text:p>
      <text:p text:style-name="P62">                    </text:p>
      <text:p text:style-name="P62">            <text:span text:style-name="T39">}</text:span></text:p>
      <text:p text:style-name="P62">            <text:span text:style-name="T39">$</text:span><text:span text:style-name="T5">manager</text:span><text:span text:style-name="T39">-&gt;</text:span><text:span text:style-name="T33">flush</text:span><text:span text:style-name="T39">();</text:span></text:p>
      <text:p text:style-name="P62">        <text:span text:style-name="T39">}</text:span></text:p>
      <text:p text:style-name="P62">        <text:span text:style-name="T17">else</text:span><text:span text:style-name="T24"> </text:span><text:span text:style-name="T39">{</text:span><text:span text:style-name="T24"> </text:span><text:span text:style-name="T33">dd</text:span><text:span text:style-name="T39">('</text:span><text:span text:style-name="T27">pas bon le chemin</text:span><text:span text:style-name="T39">');}</text:span></text:p>
      <text:p text:style-name="P62">    <text:span text:style-name="T39">}</text:span></text:p>
      <text:p text:style-name="P66">}</text:p>
      <text:p text:style-name="P60"/>
      <text:p text:style-name="P23"/>
      <text:p text:style-name="P86">Essayons :</text:p>
      <text:p text:style-name="P57"><text:span text:style-name="Source_20_Text"><text:span text:style-name="T96">php bin/console doctrine:fixtures:load</text:span></text:span></text:p>
      <text:p text:style-name="P57"><text:span text:style-name="Source_20_Text"><text:span text:style-name="T96"/></text:span></text:p>
      <text:p text:style-name="P24"><text:span text:style-name="Source_20_Text"><text:span text:style-name="T84">Par défaut cette commande efface ce qu’il y avait précédemment dans la base, si on ne veut pas faut ajouter - - </text:span></text:span><text:span text:style-name="Source_20_Text"><text:span text:style-name="T97">append.</text:span></text:span></text:p>
      <text:p text:style-name="P24"><text:span text:style-name="Source_20_Text"><text:span text:style-name="T70">Ouille, il reste quelques images avec accents dans les noms de fichiers, pas glop pas glop !</text:span></text:span></text:p>
      <text:p text:style-name="P25"><text:span text:style-name="Source_20_Text"><text:span text:style-name="T71">Une fois ce problème corrigé, ça marche ! 233 images rentrées dans la base d’un coup !</text:span></text:span></text:p>
      <text:p text:style-name="P22"><text:span text:style-name="Source_20_Text"><text:span text:style-name="T69"/></text:span></text:p>
      <text:p text:style-name="P20"><text:span text:style-name="Source_20_Text"><text:span text:style-name="T68"/></text:span></text:p>
      <text:p text:style-name="P9"/>
      <text:p text:style-name="P9"/>
      <text:p text:style-name="P10"/>
      <text:p text:style-name="P8"/>
      <text:p text:style-name="P32"/>
      <text:p text:style-name="P32"/>
      <text:p text:style-name="P31"/>
      <text:p text:style-name="P27"/>
      <text:p text:style-name="P29"/>
      <text:p text:style-name="P27"/>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9T14:03:44.987000000</dc:date>
    <meta:editing-duration>PT4H15M53S</meta:editing-duration>
    <meta:editing-cycles>36</meta:editing-cycles>
    <meta:document-statistic meta:table-count="0" meta:image-count="0" meta:object-count="0" meta:page-count="10" meta:paragraph-count="287" meta:word-count="1812" meta:character-count="15174" meta:non-whitespace-character-count="11657"/>
  </office:meta>
</office:document-meta>
</file>